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Luxi-sans, 'Nimbus Sans L', sans-serif"/>
    <style:font-face style:name="Arial2" svg:font-family="Arial, Helvetica, sans-serif"/>
    <style:font-face style:name="DroidSansRegular" svg:font-family="DroidSansRegular"/>
    <style:font-face style:name="Georgia" svg:font-family="Georgia, Times, 'Times New Roman', serif"/>
    <style:font-face style:name="KreonRegular" svg:font-family="KreonRegular"/>
    <style:font-face style:name="Mangal1" svg:font-family="Mangal"/>
    <style:font-face style:name="Monaco" svg:font-family="Monaco, 'Courier New', 'DejaVu Sans Mono', 'Bitstream Vera Sans Mono', monospace"/>
    <style:font-face style:name="arial" svg:font-family="arial, helvetica, clean, sans-serif"/>
    <style:font-face style:name="arial1" svg:font-family="arial, sans-serif"/>
    <style:font-face style:name="menlo" svg:font-family="menlo, consolas, 'andale mono', 'lucida console', 'nimbus mono l', 'dejavu sans mono', monospace, 'courier new'"/>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harterBT-Bold" svg:font-family="CharterBT-Bold" style:font-family-generic="system" style:font-pitch="variable"/>
    <style:font-face style:name="CharterBT-Roman" svg:font-family="CharterBT-Roma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bold" style:font-name-asian="Calibri" style:font-weight-asian="bold" style:font-name-complex="Calibri"/>
    </style:style>
    <style:style style:name="P2" style:family="paragraph" style:parent-style-name="Standard">
      <style:paragraph-properties fo:text-align="justify" style:justify-single-word="false"/>
      <style:text-properties style:font-name="Times New Roman" fo:font-weight="bold" style:font-name-asian="Calibri" style:font-weight-asian="bold" style:font-name-complex="Calibri" style:font-weight-complex="bold"/>
    </style:style>
    <style:style style:name="P3" style:family="paragraph" style:parent-style-name="Standard">
      <style:paragraph-properties fo:text-align="justify" style:justify-single-word="false"/>
      <style:text-properties style:font-name="Times New Roman" style:font-name-asian="Calibri" style:font-name-complex="Calibri"/>
    </style:style>
    <style:style style:name="P4" style:family="paragraph" style:parent-style-name="Standard">
      <style:paragraph-properties fo:text-align="justify" style:justify-single-word="false"/>
      <style:text-properties style:font-name="Times New Roman" fo:language="en" fo:country="US" fo:font-style="italic" style:font-name-asian="Calibri" style:font-style-asian="italic" style:font-name-complex="Calibri" style:font-style-complex="italic"/>
    </style:style>
    <style:style style:name="P5" style:family="paragraph" style:parent-style-name="Standard">
      <style:paragraph-properties fo:text-align="justify" style:justify-single-word="false"/>
      <style:text-properties style:font-name="Times New Roman" fo:font-style="italic" fo:font-weight="bold" style:font-name-asian="Calibri" style:font-style-asian="italic" style:font-weight-asian="bold" style:font-name-complex="Calibri" style:font-style-complex="italic" style:font-weight-complex="bold"/>
    </style:style>
    <style:style style:name="P6" style:family="paragraph" style:parent-style-name="Standard">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hyphenation-ladder-count="no-limit"/>
      <style:text-properties fo:font-style="italic" style:language-asian="es" style:country-asian="ES" style:font-style-asian="italic" style:font-style-complex="italic" fo:hyphenate="true" fo:hyphenation-remain-char-count="2" fo:hyphenation-push-char-count="2"/>
    </style:style>
    <style:style style:name="P8" style:family="paragraph" style:parent-style-name="Standard">
      <style:text-properties fo:color="#000000"/>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0cm" fo:margin-right="0cm" fo:text-align="justify" style:justify-single-word="false" fo:text-indent="1.249cm" style:auto-text-indent="false"/>
      <style:text-properties style:font-name="Times New Roman" style:font-name-asian="Calibri" style:font-name-complex="Calibri"/>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1.249cm" fo:margin-right="0cm" fo:text-align="justify" style:justify-single-word="false" fo:text-indent="0cm" style:auto-text-indent="false"/>
      <style:text-properties style:font-name="Times New Roman" style:font-name-asian="Calibri" style:font-name-complex="Calibri"/>
    </style:style>
    <style:style style:name="P14" style:family="paragraph" style:parent-style-name="Standard">
      <style:paragraph-properties fo:margin-left="1.249cm" fo:margin-right="0cm" fo:text-align="justify" style:justify-single-word="false" fo:hyphenation-ladder-count="no-limit" fo:text-indent="0cm" style:auto-text-indent="false"/>
      <style:text-properties style:font-name="Times New Roman" style:font-name-asian="Calibri" style:language-asian="es" style:country-asian="ES" style:font-name-complex="Calibri" fo:hyphenate="true" fo:hyphenation-remain-char-count="2" fo:hyphenation-push-char-count="2"/>
    </style:style>
    <style:style style:name="P15" style:family="paragraph" style:parent-style-name="Standard">
      <style:paragraph-properties fo:margin-left="1.249cm" fo:margin-right="0cm" fo:text-align="justify" style:justify-single-word="false" fo:text-indent="0cm" style:auto-text-indent="false"/>
      <style:text-properties style:font-name="Times New Roman" fo:language="en" fo:country="US" fo:font-style="italic" style:font-name-asian="Calibri" style:font-style-asian="italic" style:font-name-complex="Calibri" style:font-style-complex="italic"/>
    </style:style>
    <style:style style:name="P16" style:family="paragraph" style:parent-style-name="Standard">
      <style:paragraph-properties fo:margin-left="1.249cm" fo:margin-right="0cm" fo:text-align="justify" style:justify-single-word="false" fo:text-indent="0cm" style:auto-text-indent="false"/>
      <style:text-properties style:font-name="Times New Roman" fo:font-style="italic" style:font-name-asian="Calibri" style:font-style-asian="italic" style:font-name-complex="Calibri" style:font-style-complex="italic"/>
    </style:style>
    <style:style style:name="P17" style:family="paragraph" style:parent-style-name="Standard">
      <style:paragraph-properties fo:margin-left="1.249cm" fo:margin-right="0cm" fo:text-indent="0cm" style:auto-text-indent="false"/>
      <style:text-properties fo:font-weight="normal" style:font-weight-asian="normal" style:font-weight-complex="normal"/>
    </style:style>
    <style:style style:name="P18" style:family="paragraph" style:parent-style-name="Standard">
      <style:paragraph-properties fo:margin-top="0cm" fo:margin-bottom="0cm" loext:contextual-spacing="false" fo:line-height="100%" fo:text-align="justify" style:justify-single-word="false"/>
      <style:text-properties fo:color="#000000" style:font-name="Times New Roman" fo:font-size="12pt" style:font-size-asian="12pt" style:font-name-complex="CharterBT-Roman" style:font-size-complex="12pt"/>
    </style:style>
    <style:style style:name="P19"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weight="bold" style:font-size-asian="12pt" style:font-weight-asian="bold" style:font-name-complex="CharterBT-Bold" style:font-size-complex="12pt" style:font-weight-complex="bold"/>
    </style:style>
    <style:style style:name="P20"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italic" fo:font-weight="normal" style:font-size-asian="12pt" style:font-style-asian="italic" style:font-weight-asian="normal" style:font-name-complex="CharterBT-Bold" style:font-size-complex="12pt" style:font-style-complex="italic" style:font-weight-complex="normal"/>
    </style:style>
    <style:style style:name="P21"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italic" fo:font-weight="normal" officeooo:rsid="001da6d2" officeooo:paragraph-rsid="001da6d2" style:font-size-asian="12pt" style:font-style-asian="italic" style:font-weight-asian="normal" style:font-name-complex="CharterBT-Bold" style:font-size-complex="12pt" style:font-style-complex="italic" style:font-weight-complex="normal"/>
    </style:style>
    <style:style style:name="P22"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normal" fo:font-weight="normal" style:font-size-asian="12pt" style:font-style-asian="normal" style:font-weight-asian="normal" style:font-name-complex="CharterBT-Bold" style:font-size-complex="12pt" style:font-style-complex="normal" style:font-weight-complex="normal"/>
    </style:style>
    <style:style style:name="P23"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normal" fo:font-weight="normal" officeooo:rsid="0016a977" officeooo:paragraph-rsid="0016a977" style:font-size-asian="12pt" style:font-style-asian="normal" style:font-weight-asian="normal" style:font-name-complex="CharterBT-Bold" style:font-size-complex="12pt" style:font-style-complex="normal" style:font-weight-complex="normal"/>
    </style:style>
    <style:style style:name="P24"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normal" style:font-size-asian="12pt" style:font-style-asian="normal" style:font-name-complex="CharterBT-Roman" style:font-size-complex="12pt" style:font-style-complex="normal"/>
    </style:style>
    <style:style style:name="P25" style:family="paragraph" style:parent-style-name="Standard">
      <style:paragraph-properties fo:margin-top="0cm" fo:margin-bottom="0cm" loext:contextual-spacing="false" fo:line-height="100%" fo:text-align="justify" style:justify-single-word="false"/>
      <style:text-properties fo:color="#616161" style:font-name="Times New Roman" fo:font-size="10pt" fo:font-weight="bold" style:font-size-asian="10pt" style:font-weight-asian="bold" style:font-name-complex="CharterBT-Bold" style:font-size-complex="10pt" style:font-weight-complex="bold"/>
    </style:style>
    <style:style style:name="P26" style:family="paragraph" style:parent-style-name="Standard">
      <style:paragraph-properties fo:margin-top="0cm" fo:margin-bottom="0cm" loext:contextual-spacing="false" fo:line-height="100%" fo:text-align="justify" style:justify-single-word="false"/>
      <style:text-properties fo:font-variant="normal" fo:text-transform="none" fo:color="#222222" style:font-name="Arial1" fo:font-size="9pt" fo:letter-spacing="normal" fo:font-style="italic" fo:font-weight="normal" style:font-size-asian="12pt" style:font-style-asian="italic" style:font-weight-asian="normal" style:font-name-complex="CharterBT-Bold" style:font-size-complex="12pt" style:font-style-complex="italic" style:font-weight-complex="normal"/>
    </style:style>
    <style:style style:name="P27" style:family="paragraph" style:parent-style-name="Heading_20_3">
      <style:paragraph-properties fo:margin-top="0cm" fo:margin-bottom="0cm" loext:contextual-spacing="false" fo:line-height="100%" fo:text-align="justify" style:justify-single-word="false"/>
      <style:text-properties fo:color="#000000" style:font-name="Times New Roman" fo:font-size="12pt" fo:font-style="italic" fo:font-weight="normal" style:font-size-asian="12pt" style:font-style-asian="italic" style:font-weight-asian="normal" style:font-name-complex="CharterBT-Bold" style:font-size-complex="12pt" style:font-style-complex="italic" style:font-weight-complex="normal"/>
    </style:style>
    <style:style style:name="P28" style:family="paragraph" style:parent-style-name="Text_20_body">
      <style:paragraph-properties fo:margin-left="0cm" fo:margin-right="0cm" fo:text-align="justify" style:justify-single-word="false" fo:text-indent="0cm" style:auto-text-indent="false"/>
      <style:text-properties style:font-name="Times New Roman" style:text-underline-style="none" fo:font-weight="normal" style:font-name-asian="Calibri" style:font-weight-asian="normal" style:font-name-complex="Calibri" style:font-weight-complex="normal"/>
    </style:style>
    <style:style style:name="P2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font-style="normal" fo:font-weight="normal" fo:padding="0cm" fo:border="none"/>
    </style:style>
    <style:style style:name="P30" style:family="paragraph" style:parent-style-name="Standard">
      <style:paragraph-properties fo:margin-left="0cm" fo:margin-right="0cm" fo:text-align="justify" style:justify-single-word="false" fo:text-indent="0cm" style:auto-text-indent="false"/>
      <style:text-properties style:font-name="Times New Roman" style:font-name-asian="Calibri" style:font-name-complex="Calibri"/>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style:text-underline-style="none" fo:font-weight="bold" style:font-name-asian="Calibri" style:font-weight-asian="bold" style:font-name-complex="Calibri" style:font-weight-complex="bold"/>
    </style:style>
    <style:style style:name="P32" style:family="paragraph" style:parent-style-name="Standard">
      <style:paragraph-properties fo:margin-left="0cm" fo:margin-right="0cm" fo:text-align="justify" style:justify-single-word="false" fo:text-indent="0cm" style:auto-text-indent="false"/>
      <style:text-properties style:font-name="Times New Roman" style:text-underline-style="none" fo:font-weight="normal" style:font-name-asian="Calibri" style:font-weight-asian="normal" style:font-name-complex="Calibri" style:font-weight-complex="normal"/>
    </style:style>
    <style:style style:name="P33" style:family="paragraph" style:parent-style-name="Standard">
      <style:paragraph-properties fo:margin-left="0cm" fo:margin-right="0cm" fo:text-align="justify"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fo:break-before="page"/>
      <style:text-properties style:font-name="Times New Roman" style:text-underline-style="solid" style:text-underline-width="auto" style:text-underline-color="font-color" fo:font-weight="bold" style:font-name-asian="Calibri" style:font-weight-asian="bold" style:font-name-complex="Calibri" style:font-weight-complex="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2pt" fo:font-style="normal" fo:font-weight="normal" officeooo:rsid="0016a977" style:font-size-asian="12pt" style:font-style-asian="normal" style:font-weight-asian="normal" style:font-name-complex="CharterBT-Bold" style:font-size-complex="12pt" style:font-style-complex="normal" style:font-weight-complex="normal" fo:padding="0cm" fo:border="none"/>
    </style:style>
    <style:style style:name="P36" style:family="paragraph" style:parent-style-name="Preformatted_20_Text">
      <style:paragraph-properties fo:margin-left="0cm" fo:margin-right="0cm" fo:margin-top="0cm" fo:margin-bottom="0cm" loext:contextual-spacing="false" style:line-height-at-least="0.423cm" fo:text-align="start" style:justify-single-word="false" fo:text-indent="0cm" style:auto-text-indent="false" fo:padding="0cm" fo:border="none" style:writing-mode="lr-tb"/>
      <style:text-properties fo:font-variant="normal" fo:text-transform="none" fo:color="#666666" style:font-name="DroidSansRegular" fo:font-size="9.75pt" fo:letter-spacing="normal" fo:font-style="italic" fo:font-weight="normal" officeooo:paragraph-rsid="0016a977" style:font-size-asian="12pt" style:font-style-asian="italic" style:font-weight-asian="normal" style:font-name-complex="CharterBT-Bold" style:font-size-complex="12pt" style:font-style-complex="italic" style:font-weight-complex="normal"/>
    </style:style>
    <style:style style:name="P37" style:family="paragraph" style:parent-style-name="Preformatted_20_Text">
      <style:paragraph-properties fo:margin-left="0cm" fo:margin-right="0cm" fo:margin-top="0cm" fo:margin-bottom="0cm" loext:contextual-spacing="false" style:line-height-at-least="0.423cm" fo:text-align="start" style:justify-single-word="false" fo:text-indent="0cm" style:auto-text-indent="false" fo:padding="0cm" fo:border="none" style:writing-mode="lr-tb"/>
      <style:text-properties fo:font-variant="normal" fo:text-transform="none" fo:color="#666666" style:font-name="DroidSansRegular" fo:font-size="9.75pt" fo:letter-spacing="normal" fo:font-style="italic" fo:font-weight="normal" officeooo:rsid="0016a977" officeooo:paragraph-rsid="0016a977" style:font-size-asian="12pt" style:font-style-asian="italic" style:font-weight-asian="normal" style:font-name-complex="CharterBT-Bold" style:font-size-complex="12pt" style:font-style-complex="italic" style:font-weight-complex="normal"/>
    </style:style>
    <style:style style:name="P38" style:family="paragraph" style:parent-style-name="Preformatted_20_Text">
      <style:paragraph-properties fo:margin-left="0cm" fo:margin-right="0cm" fo:margin-top="0cm" fo:margin-bottom="0cm" loext:contextual-spacing="false" style:line-height-at-least="0.423cm" fo:text-align="start" style:justify-single-word="false"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16a977" officeooo:paragraph-rsid="0016a977" style:font-size-asian="12pt" style:font-style-asian="normal" style:font-weight-asian="normal" style:font-name-complex="CharterBT-Bold" style:font-size-complex="12pt" style:font-style-complex="normal" style:font-weight-complex="normal"/>
    </style:style>
    <style:style style:name="P39" style:family="paragraph" style:parent-style-name="Preformatted_20_Text">
      <style:paragraph-properties fo:margin-left="0cm" fo:margin-right="0cm" fo:margin-top="0.265cm" fo:margin-bottom="0.265cm" loext:contextual-spacing="false" style:line-height-at-least="0.249cm" fo:text-align="start" style:justify-single-word="false" fo:orphans="2" fo:widows="2" fo:text-indent="0cm" style:auto-text-indent="false" fo:padding="0cm" fo:border="none"/>
      <style:text-properties fo:font-variant="normal" fo:text-transform="none" fo:color="#333333" style:font-name="menlo" fo:font-size="9.75pt" fo:letter-spacing="normal" fo:font-style="normal" fo:font-weight="normal" fo:padding="0cm" fo:border="none"/>
    </style:style>
    <style:style style:name="P40" style:family="paragraph" style:parent-style-name="Preformatted_20_Text">
      <style:paragraph-properties fo:margin-left="0cm" fo:margin-right="0cm" fo:margin-top="0.265cm" fo:margin-bottom="0.265cm" loext:contextual-spacing="false" style:line-height-at-least="0.249cm" fo:text-align="start" style:justify-single-word="false" fo:orphans="2" fo:widows="2" fo:text-indent="0cm" style:auto-text-indent="false" fo:padding="0cm" fo:border="none"/>
      <style:text-properties fo:font-variant="normal" fo:text-transform="none" style:use-window-font-color="true" style:font-name="Times New Roman" fo:font-size="12pt" fo:letter-spacing="normal" fo:font-style="normal" fo:font-weight="normal" fo:background-color="#ffffff" style:font-size-asian="12pt" style:font-size-complex="12pt" fo:padding="0cm" fo:border="none"/>
    </style:style>
    <style:style style:name="P41" style:family="paragraph" style:parent-style-name="Text_20_body">
      <style:paragraph-properties fo:margin-left="0cm" fo:margin-right="0cm" fo:margin-top="0.397cm" fo:margin-bottom="0.397cm" loext:contextual-spacing="false" fo:orphans="2" fo:widows="2" fo:text-indent="0cm" style:auto-text-indent="false"/>
      <style:text-properties fo:font-variant="normal" fo:text-transform="none" fo:color="#666666" fo:letter-spacing="normal"/>
    </style:style>
    <style:style style:name="P42" style:family="paragraph" style:parent-style-name="Text_20_body">
      <style:paragraph-properties fo:text-align="justify" style:justify-single-word="false"/>
      <style:text-properties fo:font-style="italic" style:font-style-asian="italic" style:font-style-complex="italic"/>
    </style:style>
    <style:style style:name="P43" style:family="paragraph" style:parent-style-name="Text_20_body">
      <style:paragraph-properties fo:text-align="justify" style:justify-single-word="false"/>
    </style:style>
    <style:style style:name="P44" style:family="paragraph" style:parent-style-name="Preformatted_20_Text">
      <style:paragraph-properties fo:margin-top="0cm" fo:margin-bottom="0.499cm" loext:contextual-spacing="false" fo:text-align="justify" style:justify-single-word="false"/>
    </style:style>
    <style:style style:name="P45" style:family="paragraph" style:parent-style-name="Standard">
      <style:paragraph-properties fo:margin-left="1.016cm" fo:margin-right="0cm" fo:text-indent="0cm" style:auto-text-indent="false"/>
    </style:style>
    <style:style style:name="P46" style:family="paragraph" style:parent-style-name="Standard">
      <style:paragraph-properties fo:margin-top="0.423cm" fo:margin-bottom="0cm" loext:contextual-spacing="false" fo:text-align="justify" style:justify-single-word="false"/>
      <style:text-properties style:font-name="Times New Roman" officeooo:rsid="0018289a" officeooo:paragraph-rsid="0018289a" style:font-name-asian="Calibri" style:font-name-complex="Calibri"/>
    </style:style>
    <style:style style:name="P47" style:family="paragraph" style:parent-style-name="Standard">
      <style:paragraph-properties fo:margin-top="0.423cm" fo:margin-bottom="0cm" loext:contextual-spacing="false" fo:text-align="justify" style:justify-single-word="false"/>
      <style:text-properties style:font-name="Times New Roman" officeooo:rsid="001da6d2" officeooo:paragraph-rsid="001da6d2" style:font-name-asian="Calibri" style:font-name-complex="Calibri"/>
    </style:style>
    <style:style style:name="P48" style:family="paragraph" style:parent-style-name="Standard">
      <style:paragraph-properties fo:margin-top="0.423cm" fo:margin-bottom="0cm" loext:contextual-spacing="false" fo:text-align="justify" style:justify-single-word="false"/>
      <style:text-properties style:font-name="Times New Roman" fo:font-style="italic" officeooo:rsid="0018289a" officeooo:paragraph-rsid="0018289a" style:font-name-asian="Calibri" style:font-style-asian="italic" style:font-name-complex="Calibri" style:font-style-complex="italic"/>
    </style:style>
    <style:style style:name="P49" style:family="paragraph" style:parent-style-name="Standard">
      <style:paragraph-properties fo:margin-top="0.423cm" fo:margin-bottom="0cm" loext:contextual-spacing="false" fo:text-align="justify" style:justify-single-word="false"/>
      <style:text-properties style:font-name="Times New Roman" fo:font-style="italic" officeooo:rsid="001a0b17" officeooo:paragraph-rsid="001a0b17" style:font-name-asian="Calibri" style:font-style-asian="italic" style:font-name-complex="Calibri" style:font-style-complex="italic"/>
    </style:style>
    <style:style style:name="P50" style:family="paragraph" style:parent-style-name="Standard">
      <style:paragraph-properties fo:margin-top="0.423cm" fo:margin-bottom="0cm" loext:contextual-spacing="false" fo:text-align="justify" style:justify-single-word="false"/>
      <style:text-properties style:font-name="Times New Roman" fo:font-style="italic" officeooo:rsid="001da6d2" officeooo:paragraph-rsid="001da6d2" style:font-name-asian="Calibri" style:font-style-asian="italic" style:font-name-complex="Calibri" style:font-style-complex="italic"/>
    </style:style>
    <style:style style:name="P51" style:family="paragraph" style:parent-style-name="Standard">
      <style:paragraph-properties fo:margin-top="0.423cm" fo:margin-bottom="0cm" loext:contextual-spacing="false" fo:text-align="justify" style:justify-single-word="false"/>
      <style:text-properties style:font-name="Times New Roman" fo:font-style="normal" officeooo:rsid="001a0b17" officeooo:paragraph-rsid="001a0b17" style:font-name-asian="Calibri" style:font-style-asian="normal" style:font-name-complex="Calibri" style:font-style-complex="normal"/>
    </style:style>
    <style:style style:name="P52" style:family="paragraph" style:parent-style-name="Preformatted_20_Text">
      <style:paragraph-properties fo:margin-top="0.265cm" fo:margin-bottom="0.265cm" loext:contextual-spacing="false" style:line-height-at-least="0.249cm" fo:text-align="start" style:justify-single-word="false" fo:orphans="2" fo:widows="2" fo:padding="0cm" fo:border="none"/>
      <style:text-properties fo:font-variant="normal" fo:text-transform="none" fo:color="#333333" style:font-name="menlo" fo:font-size="9pt" fo:letter-spacing="normal" fo:font-style="normal" fo:font-weight="normal" fo:padding="0cm" fo:border="none"/>
    </style:style>
    <style:style style:name="P53" style:family="paragraph" style:parent-style-name="Heading_20_2">
      <style:paragraph-properties fo:margin-top="0cm" fo:margin-bottom="0cm" loext:contextual-spacing="false" fo:line-height="100%" fo:text-align="justify" style:justify-single-word="false"/>
      <style:text-properties fo:font-variant="normal" fo:text-transform="none" fo:color="#000000" style:font-name="Georgia" fo:font-size="12pt" fo:letter-spacing="normal" fo:font-style="normal" fo:font-weight="bold" style:font-size-asian="12pt" style:font-style-asian="italic" style:font-weight-asian="normal" style:font-name-complex="CharterBT-Bold" style:font-size-complex="12pt" style:font-style-complex="italic" style:font-weight-complex="normal"/>
    </style:style>
    <style:style style:name="P54" style:family="paragraph" style:parent-style-name="Standard" style:master-page-name="Standard">
      <style:paragraph-properties fo:text-align="justify" style:justify-single-word="false" style:page-number="auto"/>
      <style:text-properties style:font-name="Times New Roman" style:font-name-asian="Calibri" style:font-name-complex="Calibri"/>
    </style:style>
    <style:style style:name="P55" style:family="paragraph" style:parent-style-name="Standard" style:list-style-name="WWNum1">
      <style:paragraph-properties fo:margin-left="1.27cm" fo:margin-right="0cm" fo:text-align="justify" style:justify-single-word="false" fo:text-indent="-0.635cm" style:auto-text-indent="false"/>
      <style:text-properties style:font-name="Times New Roman" style:font-name-asian="Calibri" style:font-name-complex="Calibri"/>
    </style:style>
    <style:style style:name="P56" style:family="paragraph" style:parent-style-name="Standard" style:master-page-name="Standard">
      <style:paragraph-properties fo:margin-left="0cm" fo:margin-right="0cm" fo:text-align="justify" style:justify-single-word="false" fo:text-indent="0cm" style:auto-text-indent="false" style:page-number="auto"/>
      <style:text-properties style:font-name="Times New Roman" style:font-name-asian="Calibri" style:font-name-complex="Calibri"/>
    </style:style>
    <style:style style:name="P5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333333" style:font-name="arial" fo:font-size="9.75pt" fo:letter-spacing="normal" fo:font-style="normal" fo:font-weight="normal" officeooo:paragraph-rsid="002c2cd6"/>
    </style:style>
    <style:style style:name="P58"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normal" fo:font-weight="normal" officeooo:paragraph-rsid="001e9cfc" style:font-size-asian="12pt" style:font-style-asian="normal" style:font-weight-asian="normal" style:font-name-complex="CharterBT-Bold" style:font-size-complex="12pt" style:font-style-complex="normal" style:font-weight-complex="normal"/>
    </style:style>
    <style:style style:name="P59"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normal" fo:font-weight="normal" officeooo:paragraph-rsid="0021b2af" style:font-size-asian="12pt" style:font-style-asian="normal" style:font-weight-asian="normal" style:font-name-complex="CharterBT-Bold" style:font-size-complex="12pt" style:font-style-complex="normal" style:font-weight-complex="normal"/>
    </style:style>
    <style:style style:name="P60"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normal" fo:font-weight="normal" officeooo:rsid="001e9cfc" officeooo:paragraph-rsid="001e9cfc" style:font-size-asian="12pt" style:font-style-asian="normal" style:font-weight-asian="normal" style:font-name-complex="CharterBT-Bold" style:font-size-complex="12pt" style:font-style-complex="normal" style:font-weight-complex="normal"/>
    </style:style>
    <style:style style:name="P61"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italic" fo:font-weight="normal" officeooo:paragraph-rsid="001e9cfc" style:font-size-asian="12pt" style:font-style-asian="italic" style:font-weight-asian="normal" style:font-name-complex="CharterBT-Bold" style:font-size-complex="12pt" style:font-style-complex="italic" style:font-weight-complex="normal"/>
    </style:style>
    <style:style style:name="P62"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font-style="italic" fo:font-weight="normal" officeooo:paragraph-rsid="0021b2af" style:font-size-asian="12pt" style:font-style-asian="italic" style:font-weight-asian="normal" style:font-name-complex="CharterBT-Bold" style:font-size-complex="12pt" style:font-style-complex="italic" style:font-weight-complex="normal"/>
    </style:style>
    <style:style style:name="P63" style:family="paragraph" style:parent-style-name="Standard">
      <style:paragraph-properties fo:margin-top="0cm" fo:margin-bottom="0cm" loext:contextual-spacing="false" fo:line-height="100%" fo:text-align="justify" style:justify-single-word="false"/>
      <style:text-properties officeooo:paragraph-rsid="0021b2af"/>
    </style:style>
    <style:style style:name="P64" style:family="paragraph" style:parent-style-name="Standard">
      <style:paragraph-properties fo:margin-top="0cm" fo:margin-bottom="0cm" loext:contextual-spacing="false" fo:line-height="100%" fo:text-align="justify" style:justify-single-word="false"/>
      <style:text-properties officeooo:paragraph-rsid="002618ae"/>
    </style:style>
    <style:style style:name="P65" style:family="paragraph" style:parent-style-name="Standard">
      <style:paragraph-properties fo:margin-top="0cm" fo:margin-bottom="0cm" loext:contextual-spacing="false" fo:line-height="100%" fo:text-align="justify" style:justify-single-word="false"/>
      <style:text-properties officeooo:paragraph-rsid="002689fd"/>
    </style:style>
    <style:style style:name="P66" style:family="paragraph" style:parent-style-name="Standard">
      <style:paragraph-properties fo:margin-top="0cm" fo:margin-bottom="0cm" loext:contextual-spacing="false" fo:line-height="100%" fo:text-align="justify" style:justify-single-word="false"/>
      <style:text-properties officeooo:paragraph-rsid="002a3687"/>
    </style:style>
    <style:style style:name="P67" style:family="paragraph" style:parent-style-name="Standard">
      <style:paragraph-properties fo:margin-top="0cm" fo:margin-bottom="0cm" loext:contextual-spacing="false" fo:line-height="100%" fo:text-align="justify" style:justify-single-word="false"/>
      <style:text-properties officeooo:paragraph-rsid="002d5b60"/>
    </style:style>
    <style:style style:name="P68" style:family="paragraph" style:parent-style-name="Standard">
      <style:paragraph-properties fo:margin-top="0cm" fo:margin-bottom="0cm" loext:contextual-spacing="false" fo:line-height="100%" fo:text-align="start" style:justify-single-word="false"/>
      <style:text-properties officeooo:paragraph-rsid="002e8021"/>
    </style:style>
    <style:style style:name="P69" style:family="paragraph" style:parent-style-name="Standard">
      <style:paragraph-properties fo:margin-top="0cm" fo:margin-bottom="0cm" loext:contextual-spacing="false" fo:line-height="100%" fo:text-align="start" style:justify-single-word="false"/>
      <style:text-properties officeooo:paragraph-rsid="002ec560"/>
    </style:style>
    <style:style style:name="P70" style:family="paragraph" style:parent-style-name="Standard">
      <style:paragraph-properties fo:margin-top="0cm" fo:margin-bottom="0cm" loext:contextual-spacing="false" fo:line-height="100%" fo:text-align="justify" style:justify-single-word="false"/>
      <style:text-properties fo:font-variant="normal" fo:text-transform="none" fo:color="#333333" style:font-name="arial" fo:font-size="9.75pt" fo:letter-spacing="normal" fo:font-style="normal" fo:font-weight="normal" officeooo:paragraph-rsid="002618ae"/>
    </style:style>
    <style:style style:name="P71" style:family="paragraph" style:parent-style-name="Standard">
      <style:paragraph-properties fo:margin-left="1.249cm" fo:margin-right="0cm" fo:margin-top="0cm" fo:margin-bottom="0cm" loext:contextual-spacing="false" fo:line-height="100%" fo:text-align="justify" style:justify-single-word="false" fo:text-indent="0cm" style:auto-text-indent="false"/>
      <style:text-properties fo:color="#000000" style:font-name="Times New Roman" fo:font-size="10pt" fo:font-style="italic" officeooo:paragraph-rsid="001e9cfc" style:font-size-asian="10pt" style:font-style-asian="italic" style:font-name-complex="CharterBT-Bold" style:font-size-complex="10pt" style:font-style-complex="italic"/>
    </style:style>
    <style:style style:name="P72" style:family="paragraph" style:parent-style-name="Standard">
      <style:paragraph-properties fo:margin-left="1.249cm" fo:margin-right="0cm" fo:margin-top="0cm" fo:margin-bottom="0cm" loext:contextual-spacing="false" fo:line-height="100%" fo:text-align="justify" style:justify-single-word="false" fo:text-indent="0cm" style:auto-text-indent="false"/>
      <style:text-properties fo:color="#000000" style:font-name="Times New Roman" fo:font-size="10pt" fo:font-style="italic" fo:font-weight="normal" officeooo:paragraph-rsid="001e9cfc" style:font-size-asian="10pt" style:font-style-asian="italic" style:font-weight-asian="normal" style:font-name-complex="CharterBT-Bold" style:font-size-complex="10pt" style:font-style-complex="italic" style:font-weight-complex="normal"/>
    </style:style>
    <style:style style:name="P73" style:family="paragraph" style:parent-style-name="Standard">
      <style:paragraph-properties fo:margin-left="1.249cm" fo:margin-right="0cm" fo:margin-top="0cm" fo:margin-bottom="0cm" loext:contextual-spacing="false" fo:line-height="100%" fo:text-align="justify" style:justify-single-word="false" fo:text-indent="0cm" style:auto-text-indent="false"/>
      <style:text-properties fo:color="#000000" style:font-name="Times New Roman" fo:font-size="12pt" fo:font-style="italic" fo:font-weight="normal" officeooo:paragraph-rsid="001e9cfc" style:font-size-asian="12pt" style:font-style-asian="italic" style:font-weight-asian="normal" style:font-name-complex="CharterBT-Bold" style:font-size-complex="12pt" style:font-style-complex="italic" style:font-weight-complex="normal"/>
    </style:style>
    <style:style style:name="P74" style:family="paragraph" style:parent-style-name="Text_20_body">
      <style:paragraph-properties fo:margin-left="0cm" fo:margin-right="0cm" fo:margin-top="0.397cm" fo:margin-bottom="0.397cm" loext:contextual-spacing="false" fo:orphans="2" fo:widows="2" fo:text-indent="0cm" style:auto-text-indent="false"/>
      <style:text-properties fo:font-variant="normal" fo:text-transform="none" fo:color="#666666" style:font-name="DroidSansRegular" fo:font-size="9.75pt" fo:letter-spacing="normal" fo:font-style="normal" fo:font-weight="normal" officeooo:rsid="001da6d2" officeooo:paragraph-rsid="001da6d2"/>
    </style:style>
    <style:style style:name="P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rial" fo:font-size="9.75pt" fo:letter-spacing="normal" fo:font-style="normal" fo:font-weight="normal"/>
    </style:style>
    <style:style style:name="P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rial" fo:font-size="9.75pt" fo:letter-spacing="normal" fo:font-style="normal" fo:font-weight="normal" officeooo:paragraph-rsid="002c2cd6"/>
    </style:style>
    <style:style style:name="P7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rial" fo:font-size="9.75pt" fo:letter-spacing="normal" fo:font-style="italic" fo:font-weight="normal" officeooo:paragraph-rsid="002c2cd6" style:font-style-asian="italic" style:font-style-complex="italic"/>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Calibri" style:font-weight-asian="bold" style:font-name-complex="Calibri"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size="12pt"/>
    </style:style>
    <style:style style:name="T7" style:family="text">
      <style:text-properties fo:font-size="12pt" fo:font-weight="bold" style:font-weight-asian="bold"/>
    </style:style>
    <style:style style:name="T8" style:family="text">
      <style:text-properties style:text-underline-style="solid" style:text-underline-width="auto" style:text-underline-color="font-color"/>
    </style:style>
    <style:style style:name="T9" style:family="text">
      <style:text-properties fo:language="en" fo:country="US" fo:font-style="italic" style:font-style-asian="italic" style:font-style-complex="italic"/>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name-complex="CharterBT-Bold" style:font-style-complex="italic" style:font-weight-complex="normal"/>
    </style:style>
    <style:style style:name="T14" style:family="text">
      <style:text-properties fo:font-style="italic" style:language-asian="es" style:country-asian="ES" style:font-style-asian="italic" style:font-style-complex="italic"/>
    </style:style>
    <style:style style:name="T15" style:family="text">
      <style:text-properties fo:font-style="italic" officeooo:rsid="001da6d2" style:font-name-asian="Calibri" style:font-style-asian="italic" style:font-name-complex="Calibri" style:font-style-complex="italic"/>
    </style:style>
    <style:style style:name="T16" style:family="text">
      <style:text-properties fo:font-style="italic" officeooo:rsid="001e9cfc" style:font-name-asian="Calibri" style:font-style-asian="italic" style:font-name-complex="Calibri" style:font-style-complex="italic"/>
    </style:style>
    <style:style style:name="T17" style:family="text">
      <style:text-properties fo:font-style="italic" officeooo:rsid="001da6d2" fo:background-color="transparent" loext:char-shading-value="0" style:font-name-asian="Calibri" style:font-style-asian="italic" style:font-name-complex="Calibri"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style:language-asian="es" style:country-asian="ES"/>
    </style:style>
    <style:style style:name="T21" style:family="text">
      <style:text-properties fo:color="#000000"/>
    </style:style>
    <style:style style:name="T22" style:family="text">
      <style:text-properties fo:color="#000000" style:font-name="Times New Roman" fo:font-size="12pt" fo:font-style="normal" fo:font-weight="normal" style:font-size-asian="12pt" style:font-style-asian="normal" style:font-weight-asian="normal" style:font-name-complex="CharterBT-Bold" style:font-size-complex="12pt" style:font-style-complex="normal" style:font-weight-complex="normal"/>
    </style:style>
    <style:style style:name="T23" style:family="text">
      <style:text-properties fo:color="#000000" style:font-name="Times New Roman" fo:font-size="12pt" fo:font-style="normal" fo:font-weight="normal" officeooo:rsid="001e9cfc" style:font-size-asian="12pt" style:font-style-asian="normal" style:font-weight-asian="normal" style:font-name-complex="CharterBT-Bold" style:font-size-complex="12pt" style:font-style-complex="normal" style:font-weight-complex="normal"/>
    </style:style>
    <style:style style:name="T24" style:family="text">
      <style:text-properties fo:color="#000000" style:font-name="Times New Roman" fo:font-size="12pt" fo:font-weight="normal" style:font-size-asian="12pt" style:font-style-asian="normal" style:font-weight-asian="normal" style:font-name-complex="CharterBT-Bold" style:font-size-complex="12pt" style:font-style-complex="normal" style:font-weight-complex="normal"/>
    </style:style>
    <style:style style:name="T25" style:family="text">
      <style:text-properties fo:color="#000000" style:font-name="Times New Roman" fo:font-size="12pt" fo:font-weight="normal" officeooo:rsid="002618ae" style:font-size-asian="12pt" style:font-style-asian="normal" style:font-weight-asian="normal" style:font-name-complex="CharterBT-Bold" style:font-size-complex="12pt" style:font-style-complex="normal" style:font-weight-complex="normal"/>
    </style:style>
    <style:style style:name="T26" style:family="text">
      <style:text-properties fo:color="#000000" style:font-name="Times New Roman" fo:font-size="12pt" fo:font-weight="normal" officeooo:rsid="002c2cd6" style:font-size-asian="12pt" style:font-style-asian="normal" style:font-weight-asian="normal" style:font-name-complex="CharterBT-Bold" style:font-size-complex="12pt" style:font-style-complex="normal" style:font-weight-complex="normal"/>
    </style:style>
    <style:style style:name="T27" style:family="text">
      <style:text-properties fo:color="#000000" style:font-name="Times New Roman" fo:font-size="12pt" fo:font-weight="normal" officeooo:rsid="002d5b60" style:font-size-asian="12pt" style:font-style-asian="normal" style:font-weight-asian="normal" style:font-name-complex="CharterBT-Bold" style:font-size-complex="12pt" style:font-style-complex="normal" style:font-weight-complex="normal"/>
    </style:style>
    <style:style style:name="T28" style:family="text">
      <style:text-properties fo:font-weight="normal" style:font-weight-asian="normal" style:font-name-complex="CharterBT-Bold" style:font-weight-complex="normal"/>
    </style:style>
    <style:style style:name="T29" style:family="text">
      <style:text-properties fo:font-weight="normal" style:font-weight-asian="normal" style:font-weight-complex="normal"/>
    </style:style>
    <style:style style:name="T30" style:family="text">
      <style:text-properties style:font-name="Times New Roman" style:text-underline-style="none" fo:font-weight="bold" style:font-name-asian="Calibri" style:font-weight-asian="bold" style:font-name-complex="Calibri" style:font-weight-complex="bold"/>
    </style:style>
    <style:style style:name="T31" style:family="text">
      <style:text-properties style:font-name="Times New Roman" fo:font-size="12pt" fo:font-style="italic" fo:font-weight="bold" style:font-size-asian="12pt" style:language-asian="es" style:country-asian="ES" style:font-style-asian="italic" style:font-weight-asian="bold" style:font-size-complex="12pt" style:font-style-complex="italic" style:font-weight-complex="bold"/>
    </style:style>
    <style:style style:name="T32" style:family="text">
      <style:text-properties style:font-name-complex="Arial"/>
    </style:style>
    <style:style style:name="T33" style:family="text">
      <style:text-properties fo:font-variant="normal" fo:text-transform="none" fo:color="#222222" style:font-name="Arial1" fo:font-size="9pt" fo:letter-spacing="normal" fo:font-weight="normal" style:font-style-asian="italic" style:font-weight-asian="normal" style:font-name-complex="CharterBT-Bold" style:font-style-complex="italic" style:font-weight-complex="normal"/>
    </style:style>
    <style:style style:name="T34" style:family="text">
      <style:text-properties fo:font-variant="normal" fo:text-transform="none" fo:color="#666666" style:font-name="DroidSansRegular" fo:font-size="9.75pt" fo:letter-spacing="normal"/>
    </style:style>
    <style:style style:name="T35" style:family="text">
      <style:text-properties fo:font-variant="normal" fo:text-transform="none" fo:color="#666666" style:font-name="DroidSansRegular" fo:font-size="9.75pt" fo:letter-spacing="normal" fo:font-style="normal"/>
    </style:style>
    <style:style style:name="T36" style:family="text">
      <style:text-properties fo:font-variant="normal" fo:text-transform="none" fo:color="#666666" style:font-name="DroidSansRegular" fo:font-size="9.75pt" fo:letter-spacing="normal" fo:font-style="normal" fo:font-weight="normal"/>
    </style:style>
    <style:style style:name="T37" style:family="text">
      <style:text-properties fo:font-variant="normal" fo:text-transform="none" fo:color="#666666" style:font-name="DroidSansRegular" fo:font-size="9.75pt" fo:letter-spacing="normal" fo:font-style="normal" fo:font-weight="normal" officeooo:rsid="00237fbf"/>
    </style:style>
    <style:style style:name="T38" style:family="text">
      <style:text-properties fo:font-variant="normal" fo:text-transform="none" fo:color="#666666" style:font-name="DroidSansRegular" fo:font-size="9.75pt" fo:letter-spacing="normal" fo:font-style="normal" fo:font-weight="normal" officeooo:rsid="002618ae"/>
    </style:style>
    <style:style style:name="T39" style:family="text">
      <style:text-properties fo:font-variant="normal" fo:text-transform="none" fo:color="#666666" style:font-name="DroidSansRegular" fo:font-size="9.75pt" fo:letter-spacing="normal" fo:font-style="normal" fo:font-weight="normal" style:font-size-asian="12pt" style:font-style-asian="normal" style:font-weight-asian="normal" style:font-name-complex="CharterBT-Bold" style:font-size-complex="12pt" style:font-style-complex="normal" style:font-weight-complex="normal"/>
    </style:style>
    <style:style style:name="T40" style:family="text">
      <style:text-properties fo:font-variant="normal" fo:text-transform="none" fo:color="#666666" style:font-name="DroidSansRegular" fo:font-size="9.75pt" fo:letter-spacing="normal" fo:font-style="normal" fo:font-weight="normal" officeooo:rsid="002618ae" style:font-size-asian="12pt" style:font-style-asian="normal" style:font-weight-asian="normal" style:font-name-complex="CharterBT-Bold" style:font-size-complex="12pt" style:font-style-complex="normal" style:font-weight-complex="normal"/>
    </style:style>
    <style:style style:name="T41" style:family="text">
      <style:text-properties fo:font-variant="normal" fo:text-transform="none" fo:color="#666666" style:font-name="DroidSansRegular" fo:font-size="9.75pt" fo:letter-spacing="normal" fo:font-style="normal" fo:font-weight="normal" officeooo:rsid="002a3687"/>
    </style:style>
    <style:style style:name="T42" style:family="text">
      <style:text-properties fo:font-variant="normal" fo:text-transform="none" fo:color="#666666" style:font-name="DroidSansRegular" fo:font-size="9.75pt" fo:letter-spacing="normal" fo:font-style="normal" fo:font-weight="normal" officeooo:rsid="002c2cd6"/>
    </style:style>
    <style:style style:name="T43" style:family="text">
      <style:text-properties fo:font-variant="normal" fo:text-transform="none" fo:color="#666666" style:font-name="DroidSansRegular" fo:font-size="9.75pt" fo:letter-spacing="normal" fo:font-style="normal" fo:font-weight="normal" officeooo:rsid="002d5b60"/>
    </style:style>
    <style:style style:name="T44" style:family="text">
      <style:text-properties fo:font-variant="normal" fo:text-transform="none" fo:color="#666666" style:font-name="DroidSansRegular" fo:font-size="9.75pt" fo:letter-spacing="normal" fo:font-style="normal" fo:font-weight="bold"/>
    </style:style>
    <style:style style:name="T45" style:family="text">
      <style:text-properties fo:font-variant="normal" fo:text-transform="none" fo:color="#666666" style:font-name="DroidSansRegular" fo:font-size="9.75pt" fo:letter-spacing="normal" fo:font-style="normal" fo:font-weight="bold" officeooo:rsid="001dba46"/>
    </style:style>
    <style:style style:name="T46" style:family="text">
      <style:text-properties fo:font-variant="normal" fo:text-transform="none" fo:color="#666666" style:font-name="DroidSansRegular" fo:font-size="9.75pt" fo:letter-spacing="normal" fo:font-style="normal" fo:font-weight="bold" officeooo:rsid="002e8021"/>
    </style:style>
    <style:style style:name="T47" style:family="text">
      <style:text-properties fo:font-variant="normal" fo:text-transform="none" fo:color="#666666" style:font-name="DroidSansRegular" fo:font-size="9.75pt" fo:letter-spacing="normal" fo:font-style="normal" officeooo:rsid="002e8021"/>
    </style:style>
    <style:style style:name="T48" style:family="text">
      <style:text-properties fo:font-variant="normal" fo:text-transform="none" fo:color="#666666" style:font-name="DroidSansRegular" fo:font-size="9.75pt" fo:letter-spacing="normal" fo:font-style="normal" officeooo:rsid="002c2cd6"/>
    </style:style>
    <style:style style:name="T49" style:family="text">
      <style:text-properties fo:font-variant="normal" fo:text-transform="none" fo:color="#666666" style:font-name="DroidSansRegular" fo:font-size="9.75pt" fo:letter-spacing="normal" fo:font-style="italic" fo:font-weight="normal" style:font-size-asian="12pt" style:font-style-asian="italic" style:font-weight-asian="normal" style:font-name-complex="CharterBT-Bold" style:font-size-complex="12pt" style:font-style-complex="italic" style:font-weight-complex="normal"/>
    </style:style>
    <style:style style:name="T50" style:family="text">
      <style:text-properties fo:font-variant="normal" fo:text-transform="none" fo:color="#666666" style:font-name="DroidSansRegular" fo:font-size="9.75pt" fo:letter-spacing="normal" fo:font-style="italic" fo:font-weight="normal" officeooo:rsid="002e8021" style:font-size-asian="12pt" style:font-style-asian="italic" style:font-weight-asian="normal" style:font-name-complex="CharterBT-Bold" style:font-size-complex="12pt" style:font-style-complex="italic" style:font-weight-complex="normal"/>
    </style:style>
    <style:style style:name="T51" style:family="text">
      <style:text-properties fo:font-variant="normal" fo:text-transform="none" fo:color="#666666" style:font-name="DroidSansRegular" fo:font-size="9.75pt" fo:letter-spacing="normal" fo:font-style="italic" fo:font-weight="normal" style:font-style-asian="italic" style:font-weight-asian="normal" style:font-style-complex="italic" style:font-weight-complex="normal"/>
    </style:style>
    <style:style style:name="T52" style:family="text">
      <style:text-properties fo:font-variant="normal" fo:text-transform="none" fo:color="#666666" style:font-name="DroidSansRegular" fo:font-size="9.75pt" fo:letter-spacing="normal" fo:font-style="italic" fo:font-weight="normal" officeooo:rsid="002e8021" style:font-style-asian="italic" style:font-weight-asian="normal" style:font-style-complex="italic" style:font-weight-complex="normal"/>
    </style:style>
    <style:style style:name="T53" style:family="text">
      <style:text-properties fo:font-variant="normal" fo:text-transform="none" fo:color="#666666" style:font-name="DroidSansRegular" fo:font-size="9.75pt" fo:letter-spacing="normal" officeooo:rsid="002618ae"/>
    </style:style>
    <style:style style:name="T54" style:family="text">
      <style:text-properties fo:font-variant="normal" fo:text-transform="none" fo:color="#666666" style:font-name="DroidSansRegular" fo:font-size="9.75pt" fo:letter-spacing="normal" fo:font-weight="normal"/>
    </style:style>
    <style:style style:name="T55" style:family="text">
      <style:text-properties fo:font-variant="normal" fo:text-transform="none" fo:color="#666666" fo:letter-spacing="normal"/>
    </style:style>
    <style:style style:name="T56" style:family="text">
      <style:text-properties fo:font-variant="normal" fo:text-transform="none" fo:color="#2570bb" style:font-name="KreonRegular" fo:letter-spacing="normal" fo:font-style="normal" fo:font-weight="bold"/>
    </style:style>
    <style:style style:name="T57" style:family="text">
      <style:text-properties fo:font-variant="normal" fo:text-transform="none" fo:color="#2570bb" style:font-name="KreonRegular" fo:letter-spacing="normal" fo:font-style="normal" fo:font-weight="bold" officeooo:rsid="001e9cfc"/>
    </style:style>
    <style:style style:name="T58" style:family="text">
      <style:text-properties fo:font-variant="normal" fo:text-transform="none" fo:color="#000000" style:font-name="Times New Roman" fo:font-size="12pt" fo:letter-spacing="normal" fo:font-style="italic" fo:font-weight="normal" officeooo:rsid="002e8021" style:font-size-asian="12pt" style:font-style-asian="italic" style:font-weight-asian="normal" style:font-name-complex="CharterBT-Bold" style:font-size-complex="12pt" style:font-style-complex="italic" style:font-weight-complex="normal"/>
    </style:style>
    <style:style style:name="T5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CharterBT-Bold" style:font-size-complex="12pt" style:font-style-complex="normal" style:font-weight-complex="normal"/>
    </style:style>
    <style:style style:name="T60" style:family="text">
      <style:text-properties fo:font-variant="normal" fo:text-transform="none" fo:color="#000000" style:font-name="Times New Roman" fo:font-size="12pt" fo:letter-spacing="normal" fo:font-style="normal" fo:font-weight="normal" officeooo:rsid="00237fbf" style:font-size-asian="12pt" style:font-style-asian="normal" style:font-weight-asian="normal" style:font-name-complex="CharterBT-Bold" style:font-size-complex="12pt" style:font-style-complex="normal" style:font-weight-complex="normal"/>
    </style:style>
    <style:style style:name="T61" style:family="text">
      <style:text-properties fo:font-variant="normal" fo:text-transform="none" fo:color="#000000" style:font-name="Times New Roman" fo:font-size="12pt" fo:letter-spacing="normal" fo:font-style="normal" fo:font-weight="normal" officeooo:rsid="002427b9" style:font-size-asian="12pt" style:font-style-asian="normal" style:font-weight-asian="normal" style:font-name-complex="CharterBT-Bold" style:font-size-complex="12pt" style:font-style-complex="normal" style:font-weight-complex="normal"/>
    </style:style>
    <style:style style:name="T62" style:family="text">
      <style:text-properties fo:font-variant="normal" fo:text-transform="none" fo:color="#000000" style:font-name="Times New Roman" fo:font-size="12pt" fo:letter-spacing="normal" fo:font-style="normal" fo:font-weight="normal" officeooo:rsid="002618ae" style:font-size-asian="12pt" style:font-style-asian="normal" style:font-weight-asian="normal" style:font-name-complex="CharterBT-Bold" style:font-size-complex="12pt" style:font-style-complex="normal" style:font-weight-complex="normal"/>
    </style:style>
    <style:style style:name="T63" style:family="text">
      <style:text-properties fo:font-variant="normal" fo:text-transform="none" fo:color="#000000" style:font-name="Times New Roman" fo:font-size="12pt" fo:letter-spacing="normal" fo:font-style="normal" fo:font-weight="normal" officeooo:rsid="002689fd" style:font-size-asian="12pt" style:font-style-asian="normal" style:font-weight-asian="normal" style:font-name-complex="CharterBT-Bold" style:font-size-complex="12pt" style:font-style-complex="normal" style:font-weight-complex="normal"/>
    </style:style>
    <style:style style:name="T64" style:family="text">
      <style:text-properties fo:font-variant="normal" fo:text-transform="none" fo:color="#000000" style:font-name="Times New Roman" fo:font-size="12pt" fo:letter-spacing="normal" fo:font-style="normal" fo:font-weight="normal" officeooo:rsid="002c2cd6" style:font-size-asian="12pt" style:font-style-asian="normal" style:font-weight-asian="normal" style:font-name-complex="CharterBT-Bold" style:font-size-complex="12pt" style:font-style-complex="normal" style:font-weight-complex="normal"/>
    </style:style>
    <style:style style:name="T65" style:family="text">
      <style:text-properties fo:font-variant="normal" fo:text-transform="none" fo:color="#000000" style:font-name="Times New Roman" fo:font-size="12pt" fo:letter-spacing="normal" fo:font-style="normal" fo:font-weight="normal" officeooo:rsid="002d5b60" style:font-size-asian="12pt" style:font-style-asian="normal" style:font-weight-asian="normal" style:font-name-complex="CharterBT-Bold" style:font-size-complex="12pt" style:font-style-complex="normal" style:font-weight-complex="normal"/>
    </style:style>
    <style:style style:name="T66" style:family="text">
      <style:text-properties fo:font-variant="normal" fo:text-transform="none" fo:color="#000000" style:font-name="Times New Roman" fo:font-size="12pt" fo:letter-spacing="normal" fo:font-style="normal" fo:font-weight="normal" officeooo:rsid="00283ac1" style:font-size-asian="12pt" style:font-style-asian="normal" style:font-weight-asian="normal" style:font-name-complex="CharterBT-Bold" style:font-size-complex="12pt" style:font-style-complex="normal" style:font-weight-complex="normal"/>
    </style:style>
    <style:style style:name="T67" style:family="text">
      <style:text-properties fo:font-variant="normal" fo:text-transform="none" fo:color="#000000" style:font-name="Times New Roman" fo:font-size="12pt" fo:letter-spacing="normal" fo:font-style="normal" fo:font-weight="normal" officeooo:rsid="002a3687" style:font-size-asian="12pt" style:font-style-asian="normal" style:font-weight-asian="normal" style:font-name-complex="CharterBT-Bold" style:font-size-complex="12pt" style:font-style-complex="normal" style:font-weight-complex="normal"/>
    </style:style>
    <style:style style:name="T68" style:family="text">
      <style:text-properties fo:font-variant="normal" fo:text-transform="none" fo:color="#000000" style:font-name="Times New Roman" fo:font-size="12pt" fo:letter-spacing="normal" fo:font-style="normal" fo:font-weight="normal" officeooo:rsid="002e8021" style:font-size-asian="12pt" style:font-style-asian="normal" style:font-weight-asian="normal" style:font-name-complex="CharterBT-Bold" style:font-size-complex="12pt" style:font-style-complex="normal" style:font-weight-complex="normal"/>
    </style:style>
    <style:style style:name="T69" style:family="text">
      <style:text-properties fo:font-variant="normal" fo:text-transform="none" fo:color="#000000" style:font-name="Times New Roman" fo:font-size="12pt" fo:letter-spacing="normal" fo:font-style="normal" officeooo:rsid="002e8021" style:font-size-asian="12pt" style:font-style-asian="normal" style:font-name-complex="CharterBT-Bold" style:font-size-complex="12pt" style:font-style-complex="normal"/>
    </style:style>
    <style:style style:name="T70" style:family="text">
      <style:text-properties fo:font-variant="normal" fo:text-transform="none" fo:letter-spacing="normal"/>
    </style:style>
    <style:style style:name="T71" style:family="text">
      <style:text-properties fo:font-variant="normal" fo:text-transform="none" fo:color="#444444" style:font-name="Monaco" fo:font-size="8.25pt" fo:letter-spacing="normal" fo:font-style="normal" fo:font-weight="normal" officeooo:rsid="002e8021" style:font-size-asian="12pt" style:font-style-asian="normal" style:font-weight-asian="normal" style:font-name-complex="CharterBT-Bold" style:font-size-complex="12pt" style:font-style-complex="normal" style:font-weight-complex="normal"/>
    </style:style>
    <style:style style:name="T72" style:family="text">
      <style:text-properties fo:font-size="10pt" style:font-size-asian="10pt" style:font-size-complex="10pt"/>
    </style:style>
    <style:style style:name="T73" style:family="text">
      <style:text-properties officeooo:rsid="0016a977"/>
    </style:style>
    <style:style style:name="T74" style:family="text">
      <style:text-properties officeooo:rsid="001a0b17"/>
    </style:style>
    <style:style style:name="T75" style:family="text">
      <style:text-properties style:font-name="DroidSansRegular" fo:font-size="9.75pt" fo:font-style="normal" fo:font-weight="normal"/>
    </style:style>
    <style:style style:name="T76" style:family="text">
      <style:text-properties fo:background-color="#ffff00" loext:char-shading-value="0"/>
    </style:style>
    <style:style style:name="T77" style:family="text">
      <style:text-properties officeooo:rsid="001e9cfc"/>
    </style:style>
    <style:style style:name="T78" style:family="text">
      <style:text-properties fo:color="#666666" style:font-name="DroidSansRegular"/>
    </style:style>
    <style:style style:name="T79" style:family="text">
      <style:text-properties officeooo:rsid="002c2cd6"/>
    </style:style>
    <style:style style:name="T80" style:family="text">
      <style:text-properties officeooo:rsid="002d5b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EJERCICIOS RESUELTOS<text:span text:style-name="T7"> 1 de Linux. <text:s text:c="2"/></text:span><text:span text:style-name="T2">Expresiones regulares</text:span></text:p>
      <text:p text:style-name="P1"/>
      <text:p text:style-name="P3">Una <text:s text:c="2"/>expresión <text:s text:c="2"/>regular <text:s text:c="2"/>es <text:s text:c="2"/>una <text:s text:c="2"/>cadena <text:s text:c="2"/>de caracteres <text:s/>que <text:s/>es <text:s/>capaz <text:s/>de <text:s/>representar <text:s/>múltiples cadenas de caracteres.</text:p>
      <text:p text:style-name="P3">Para <text:s text:c="2"/>crear <text:s text:c="2"/>expresiones <text:s text:c="2"/>regulares <text:s text:c="2"/>se <text:s text:c="2"/>utilizan <text:span text:style-name="T8">metacaracteres</text:span>, <text:s/>también <text:s/>conocidos <text:s/>a <text:s/>veces <text:s/>como<text:span text:style-name="T8"> comodines</text:span>.</text:p>
      <text:p text:style-name="P3">Cuando <text:s text:c="2"/>un <text:s text:c="2"/>comando <text:s text:c="2"/>de <text:s text:c="2"/>shell <text:s text:c="2"/>admite <text:s text:c="2"/>como argumento <text:s/>múltiples <text:s/>archivos, <text:s/>podemos <text:s/>utilizar <text:s/>los comodines:</text:p>
      <text:p text:style-name="P3"><text:s/><text:tab/>* <text:s text:c="4"/>que significa "0 ó más caracteres",</text:p>
      <text:p text:style-name="P3"><text:s/><text:tab/>? <text:s text:c="2"/>que representa "un único carácter" <text:s text:c="2"/></text:p>
      <text:p text:style-name="P3"/>
      <text:p text:style-name="P3"><text:s/>Los <text:s/>metacaracteres <text:s/>vistos <text:s/>hasta <text:s/>ahora <text:s/>(* <text:s/>? ) representan a cualquier conjunto de caracteres.</text:p>
      <text:p text:style-name="P3"><text:s/>¿Cómo <text:s/>podría <text:s/>listar <text:s/>los <text:s/>archivos <text:s/>terminados <text:s/>en <text:s/>número, <text:s text:c="2"/>o <text:s text:c="2"/>que <text:s text:c="2"/>comiencen <text:s text:c="2"/>por <text:s text:c="2"/>cierta <text:s text:c="2"/>letra? <text:s/>La respuesta es encerrando entre corchetes una lista <text:s/>o rango de caracteres.</text:p>
      <text:list xml:id="list3443199362937861067" text:style-name="WWNum1">
        <text:list-item>
          <text:p text:style-name="P55"><text:s/>Mediante <text:s/>los <text:s/>corchetes <text:s/>[ <text:s/>] <text:s/>podemos <text:s/>representar <text:s/>a <text:s/>un único carácter dentro de una lista o rango:</text:p>
        </text:list-item>
      </text:list>
      <text:p text:style-name="P3">Ejemplos: [aeiou] es cualquier vocal (pero sólo una)</text:p>
      <text:p text:style-name="P11"><text:s/>[a-z] es cualquier letra minúscula (cualquiera entre la a y la z) <text:s text:c="7"/></text:p>
      <text:p text:style-name="P11"><text:s/>[A-D] es una <text:s/>letra mayúscula entre la A y la D <text:s/></text:p>
      <text:p text:style-name="P3"/>
      <text:p text:style-name="P3"><text:s/><text:span text:style-name="T3">Ejercicio 1</text:span>. Listado de archivos que tengan en su nombre una <text:s/>‘a’, mayúscula o minúscula:</text:p>
      <text:p text:style-name="P4">$ ls -d *[aA]*</text:p>
      <text:p text:style-name="P4">$ find -maxdepth 1 -name "*[aA]*" </text:p>
      <text:p text:style-name="P4">$ find -maxdepth 1 <text:s/>-iname "*a*" </text:p>
      <text:p text:style-name="P4">$ ls | grep "[aA]"</text:p>
      <text:p text:style-name="P4">$ ls | grep "a" -i</text:p>
      <text:p text:style-name="P3"/>
      <text:p text:style-name="P3"/>
      <text:p text:style-name="P3"><text:span text:style-name="T3">Ejercicio 2. <text:s/></text:span>Lista los archivos con 2 dígitos numéricos detrás de prov: prov00.txt, prov01.txt,...</text:p>
      <text:p text:style-name="P3"><text:tab/><text:span text:style-name="T9">$ </text:span><text:span text:style-name="T11">ls prov[0-9][0-9].txt</text:span></text:p>
      <text:p text:style-name="P3"><text:span text:style-name="T11"><text:s/></text:span><text:span text:style-name="T12"><text:s text:c="2"/>Comprueba previamente que esos ficheros existen¿cómo?</text:span></text:p>
      <text:p text:style-name="P5"><text:s text:c="3"/>Mediante las ordenes vistas antes.</text:p>
      <text:p text:style-name="P2"/>
      <text:p text:style-name="P3"><text:span text:style-name="T3">Ejercicio 3. </text:span><text:s/>Listado <text:s/>de <text:s/>archivos <text:s/>que <text:s/>tengan <text:s/>una <text:s/>h,i,j,k,l,m <text:s/>ó H,I,J,K,L,M en su nombre:</text:p>
      <text:p text:style-name="P4">$ ls -d *[h-M]*</text:p>
      <text:p text:style-name="P4">$ ls -d *[h-M]*</text:p>
      <text:p text:style-name="P4">$ echo *[h-M]*</text:p>
      <text:p text:style-name="P4">$ find -maxdepth 1 -name "*[h-M]*" </text:p>
      <text:p text:style-name="P3"><text:s/></text:p>
      <text:p text:style-name="P3"/>
      <text:p text:style-name="P3">Podemos <text:s/>elegir <text:s/>los <text:s/>caracteres <text:s/>complementarios <text:s/>a una lista precediéndola del carácter:</text:p>
      <text:p text:style-name="P3">! <text:s text:c="2"/>si es una expresión regular dirigida a la shell</text:p>
      <text:p text:style-name="P3">^ <text:s text:c="2"/>si la expresión regular es interpretada por los comandos find o grep</text:p>
      <text:p text:style-name="P3">Archivos del directorio actual que no comiencen por ninguna letra comprendida entre la 'a' y la 'f':</text:p>
      <text:p text:style-name="P16">$ ls -d [!a-F]*</text:p>
      <text:p text:style-name="P16">$ echo [!a-F]*</text:p>
      <text:p text:style-name="P15">$ find -maxdepth 1 -name "[^A-f]*" </text:p>
      <text:p text:style-name="P13"/>
      <text:p text:style-name="P30"/>
      <text:p text:style-name="P30"/>
      <text:p text:style-name="P30"/>
      <text:p text:style-name="P56">EJERCICIOS RESUELTOS<text:span text:style-name="T7"> 2: <text:s/>echo, cat y variables de entorno</text:span></text:p>
      <text:p text:style-name="Standard"/>
      <text:p text:style-name="P9">2.1. Mediante el comando echo, visualice en pantalla la siguiente frase:"esta es una frase de prueba"</text:p>
      <text:p text:style-name="P10">Usando el comando -&gt; echo “esta es una frase de prueba”<text:line-break/></text:p>
      <text:p text:style-name="P9">2.2. Visualice la misma frase pero en dos líneas usando el caracter del control \n</text:p>
      <text:p text:style-name="P10">echo –e “esto es una frase \n de prueba”<text:line-break/></text:p>
      <text:p text:style-name="P9">2.3. Ejecute las siguientes líneas:</text:p>
      <text:p text:style-name="P17">echo -e "Mi grupo es \c"; id -g -n ;echo -e "que se corresponde con el número\c ";id –g</text:p>
      <text:p text:style-name="P12"/>
      <text:p text:style-name="P17">echo "Mi directorio actual es: \c"; pwd</text:p>
      <text:p text:style-name="P12"/>
      <text:p text:style-name="P12"><text:span text:style-name="T29">echo "Listado de las personas conectadas:" ; finger</text:span><text:line-break/>(Muestra información del listado de usuarios conectados)</text:p>
      <text:p text:style-name="P12"/>
      <text:p text:style-name="P17">banner "Mi id es ‘logname’ </text:p>
      <text:p text:style-name="P10"/>
      <text:p text:style-name="P9">2.4. Recuerda lo que es una variable de entorno.<text:span text:style-name="T19"> </text:span><text:s/>¿Cómo se puede ver el contenido de una <text:s/>variable de entorno?</text:p>
      <text:p text:style-name="P12">Se puede ver con la orden </text:p>
      <text:p text:style-name="P12"><text:span text:style-name="T11">echo $HOME </text:span><text:s/><text:line-break/></text:p>
      <text:p text:style-name="Standard">2<text:span text:style-name="T3">.5. Mostrar el listado de todas las variables de entorno del sistema</text:span></text:p>
      <text:p text:style-name="P45">env</text:p>
      <text:p text:style-name="P12"/>
      <text:p text:style-name="P9">2.6. Solicite el listado de su directorio usando la variable $HOME <text:s/>y ~</text:p>
      <text:p text:style-name="Standard">Nota: <text:s/>el caracter ‘~’ se obtiene con ALT+4 (dejar pulsada ALT mientras se escribe 126)</text:p>
      <text:p text:style-name="P7">ls ~</text:p>
      <text:p text:style-name="P7">ls $HOME</text:p>
      <text:p text:style-name="P7"/>
      <text:p text:style-name="P6"><text:span text:style-name="T32">2.7. ¿Cómo modificar una variable de entorno?</text:span><text:span text:style-name="T20">.</text:span></text:p>
      <text:p text:style-name="Standard"><text:span text:style-name="T31"><text:s/></text:span><text:span text:style-name="T14"><text:tab/></text:span><text:span text:style-name="T21">Para configurar la señal de ejecución en la shell, hacemos uso de PS1, un ejemplo:</text:span></text:p>
      <text:p text:style-name="P8"><text:s text:c="7"/><text:tab/><text:tab/>PS1 = ‘[inma \d]$’</text:p>
      <text:p text:style-name="P14"><text:span text:style-name="T11">La siguiente linea modifica la variable de entorno del prompt ($PS1) para modificar el color del prompt:<text:line-break/><text:line-break/>PS1="\[\033[0;32m\][\$(date +%H%M)]$\[\033[0m\]"</text:span> </text:p>
      <text:p text:style-name="P13"/>
      <text:p text:style-name="P31">2.8. Crear un archivo llamado CurSO en el directorio /home utilizando el comando cat y la redirección de la salida. </text:p>
      <text:p text:style-name="P32">cat &gt; CurSO</text:p>
      <text:p text:style-name="P32">Estamos creando este archivo usando el comando cat y el símbolo de redireccionamiento de la salida. Este texto será almacenado en el archivo CurSO</text:p>
      <text:p text:style-name="P32">Y pulsar (CTRL.+D) para salir</text:p>
      <text:p text:style-name="P32"/>
      <text:p text:style-name="P31">2.9. <text:s/>Añadir, utlizando los símbolos de redireccionamiento algun texto al archivo:</text:p>
      <text:p text:style-name="P32">cat &gt;&gt; CurSO</text:p>
      <text:p text:style-name="P32">Este texto está siendo agregado al archivo CurSO</text:p>
      <text:p text:style-name="P32">Y pulsar (CTRL.+D) para salir</text:p>
      <text:p text:style-name="P32"/>
      <text:p text:style-name="P31"><text:soft-page-break/>2.10. Por medio de los símbolos de redirección copie del contenido de CurSO a CurSO_1</text:p>
      <text:p text:style-name="P32">cat CurSO &gt; CursoSO_1</text:p>
      <text:p text:style-name="P32"/>
      <text:p text:style-name="P31">2.11. Añada una línea a CurSO_1</text:p>
      <text:p text:style-name="P32">cat &gt;&gt; CurSO_1</text:p>
      <text:p text:style-name="P32">Estamos viendo el contenido del archivo CurSO_1</text:p>
      <text:p text:style-name="P32">Y pulsar (CTRL.+D) para salir</text:p>
      <text:p text:style-name="P32"/>
      <text:p text:style-name="P31">2.12. Utilice el comando cat para concatenar el archivo CurSO y CurSO_1</text:p>
      <text:p text:style-name="P32">cat CurSO CurSO_1</text:p>
      <text:p text:style-name="P32"/>
      <text:p text:style-name="P31">2.13. Repita el ejercicio anterior <text:s/>pero escribiendo mal el nombre del archivo CurSO_1.</text:p>
      <text:p text:style-name="P32">Observe que sucede.</text:p>
      <text:p text:style-name="P32">cat CurSO CurSO_2</text:p>
      <text:p text:style-name="P32">(muestra mensaje de error: no such file or directory)</text:p>
      <text:p text:style-name="P32"/>
      <text:p text:style-name="P33"><text:span text:style-name="T30">2.14. </text:span><text:span text:style-name="T3">Redirección del error estándar </text:span></text:p>
      <text:p text:style-name="P42">Fuente: http://www.guia-ubuntu.org/index.php?title=Konsole</text:p>
      <text:p text:style-name="P43">Cuando se quiere redirigir el error estándar de una orden a un archivo, es necesario utilizar el operador de redirección <text:span text:style-name="T1">'2&gt;' </text:span>seguido del nombre del archivo. Como en la salida estándar, en el caso de no existir el archivo se crea, y en el caso de existir, el archivo se vacía antes de hacer la redirección. En el caso de que se quiera añadir el error estándar de una orden sin borrar el contenido de un archivo que ya existe, el operador de redirección a utilizar debe ser <text:span text:style-name="T1">'2&gt;&gt;' </text:span>. </text:p>
      <text:p text:style-name="P43">Por ejemplo, si introduces en el terminal: </text:p>
      <text:p text:style-name="P44">$ sadfasgdgfadfgsd</text:p>
      <text:p text:style-name="P43">Te mostrará un error por pantalla ya que la orden no existe. Si redireccionamos el error estándar a un archivo: </text:p>
      <text:p text:style-name="P44">$ sadfasgdgfadfgsd 2&gt; error.txt</text:p>
      <text:p text:style-name="P28">El error ahora no se muestra por pantalla, como si nada pasara; se guarda en el archivo <text:span text:style-name="T10">error.txt</text:span>. </text:p>
      <text:p text:style-name="P28"/>
      <text:p text:style-name="P31">Repita el ejercicio anterior <text:s/>pero redireccionando los errores al archivo CurSO_err. Que contiene el nuevo archivo?</text:p>
      <text:p text:style-name="P32">cat CurSO CurSO_2 &gt; CurSO_err </text:p>
      <text:p text:style-name="P32"/>
      <text:p text:style-name="P32">cat CurSO_err</text:p>
      <text:p text:style-name="P32"/>
      <text:p text:style-name="P34"><text:s/>EJERCICIOS RESUELTOS<text:span text:style-name="T6"> <text:s/>3: <text:s text:c="4"/></text:span>Comando grep y find</text:p>
      <text:p text:style-name="P3"/>
      <text:p text:style-name="P3">Para <text:s/>el <text:s/>comando <text:s/><text:span text:style-name="T3">grep</text:span> <text:s/>tenemos <text:s/>los <text:s/>siguientes patrones:</text:p>
      <text:p text:style-name="P3"><text:tab/>^expr_inicial <text:s text:c="2"/>=&gt; Selecciona <text:s/>las <text:s/>líneas <text:s/>que <text:s/>comienzan <text:s/>con <text:s/>esa expresión regular<text:line-break/><text:tab/>expr_final$ <text:s text:c="4"/>=&gt; Selecciona <text:s text:c="2"/>las <text:s text:c="2"/>líneas <text:s text:c="2"/>que <text:s text:c="2"/>finalizan <text:s text:c="2"/>con <text:s text:c="2"/>esa expresión</text:p>
      <text:p text:style-name="P46">Nota: <text:s/>para buscar varios patrones se puede utilizar <text:span text:style-name="T74">tanto grep como egrep así</text:span>:</text:p>
      <text:p text:style-name="P48">grep -e patron1 -e patron2 <text:s/>…. <text:s text:c="2"/>archivo_donde_buscar.</text:p>
      <text:p text:style-name="P49">egrep “pollo | pavo” archivo_donde_buscar</text:p>
      <text:p text:style-name="P51"><text:span text:style-name="T3">Egrep</text:span> es <text:s/>una versión más completa que el grep original, que mantiene las funcionalidades originales y además le añade unas nuevas. Esta herramienta es muy útil para realizar consultas avanzadas que grep por sí sólo no es capaz de realizar. </text:p>
      <text:p text:style-name="P50">Nota: <text:span text:style-name="T5">escapar un carácter</text:span> para que grep no lo interprete como especial se hace :<text:line-break/>grep 'hola<text:span text:style-name="T76">/</text:span>$' prueba.txt</text:p>
      <text:p text:style-name="P50">Esto te busca la cadena hola$ <text:s text:c="2"/>y no la cadena que acabe en hola.</text:p>
      <text:p text:style-name="P47"/>
      <text:p text:style-name="P47"/>
      <text:p text:style-name="P18"><text:span text:style-name="T4">3.1. </text:span>Busca la cadena de texto HOLA en Archivo.txt. Cada línea de este archivo que contiene la cadena HOLA será impresa en pantalla.</text:p>
      <text:p text:style-name="P20">$ grep 'HOLA ' Archivo.txt</text:p>
      <text:p text:style-name="P19"/>
      <text:p text:style-name="P18"><text:span text:style-name="T4">3.2. <text:s/></text:span>Busca HOLA en todos los archivos del directorio actual.</text:p>
      <text:p text:style-name="P20">$ grep <text:s/>'HOLA ' *</text:p>
      <text:p text:style-name="P18"/>
      <text:p text:style-name="P18"><text:span text:style-name="T4">3.3. <text:s/></text:span>Liste los nombres de los archivos en el directorio actual que contengan la cadena de texto HOLA . Esta sentencia solo listara los nombres de los archivos, no las líneas individuales que contienen la cadena.</text:p>
      <text:p text:style-name="P20">$ grep -l HOLA ' *</text:p>
      <text:p text:style-name="P18"/>
      <text:p text:style-name="P18"><text:span text:style-name="T4">3.4. </text:span>Busque la cadena de texto "yo estudio Software Libre" en todos los archivos e n el directorio actual que sus nombres terminan con .txt. Ignore la distinción de mayúscula/minúscula de los <text:s/>caracteres.</text:p>
      <text:p text:style-name="P20">$ grep -i 'yo estudio software libre ' *.txt</text:p>
      <text:p text:style-name="P25"/>
      <text:p text:style-name="P18"><text:span text:style-name="T4">3.5. <text:s/></text:span>Busque la cadena de texto "final de la oración termina con ." en Archivo.txt.<text:line-break/><text:span text:style-name="T13">$ grep 'final de la oración termina con \.' Archivo.txt</text:span></text:p>
      <text:p text:style-name="P20"/>
      <text:p text:style-name="P22">3.6. Utilice el comando grep para buscar <text:s/>las líneas en todos los archivos de $HOME/Prueba que contengan la expresión regular ‘cadena’</text:p>
      <text:p text:style-name="P20">grep cadena <text:s/><text:span text:style-name="T19">$HOME/Prueba/*</text:span></text:p>
      <text:p text:style-name="P20"><text:s/></text:p>
      <text:p text:style-name="P22">3.7. Muestre todas las líneas que NO posean la expresión regular ‘‘Luisa Ruiz’ en el archivo ‘agenda’</text:p>
      <text:p text:style-name="P20">grep –v ´<text:span text:style-name="T19">Luisa Ruiz´</text:span> agenda</text:p>
      <text:p text:style-name="P20"/>
      <text:p text:style-name="P22">3.8. Muestre solamente las líneas que comiencen con el patrón ‘Est’ en el archivo curSO</text:p>
      <text:p text:style-name="P20">grep '^Est' curSO</text:p>
      <text:p text:style-name="P20"/>
      <text:p text:style-name="P24"><text:soft-page-break/><text:span text:style-name="T28">3.9. M</text:span><text:span text:style-name="T33">uestra cualquier línea en la que "b" sea su último carácter.</text:span></text:p>
      <text:p text:style-name="P20">grep 'b$' curSO</text:p>
      <text:p text:style-name="P26"/>
      <text:p text:style-name="P58">3.10. <text:span text:style-name="T77">Buscar en el archivo articulosamericanos.txt los artículos que cuesten 100 doláres ($)</text:span></text:p>
      <text:p text:style-name="P58"><text:span text:style-name="T15">grep '</text:span><text:span text:style-name="T16">100</text:span><text:span text:style-name="T17">/</text:span><text:span text:style-name="T15">$' prueba.txt</text:span></text:p>
      <text:p text:style-name="P60">Nota: tenemos que “escapar” el símbolo $ para que no lo interprete como “fin de cadena”.</text:p>
      <text:p text:style-name="P60"/>
      <text:p text:style-name="P61"/>
      <text:p text:style-name="P20"/>
      <text:p text:style-name="P20"/>
      <text:h text:style-name="P27" text:outline-level="3"><text:span text:style-name="Strong_20_Emphasis"><text:span text:style-name="T57">4. </text:span></text:span><text:span text:style-name="Strong_20_Emphasis"><text:span text:style-name="T56">EJEMPLOS PRACTICOS DEL COMANDO FIND</text:span></text:span></text:h>
      <text:p text:style-name="Horizontal_20_Line"/>
      <text:p text:style-name="P58"><text:span text:style-name="T77">4.1. </text:span>Encuentre todos los archivos bajo /etc que sean de propiedad del usuario bin.</text:p>
      <text:p text:style-name="P61">find /etc <text:s/>–user bin</text:p>
      <text:p text:style-name="P61"/>
      <text:p text:style-name="P59"><text:span text:style-name="T77">4.</text:span>2. Encuentre todos los archivos bajo su directorio home que hayan sido modificados en los ultimos tres días.</text:p>
      <text:p text:style-name="P61">find $HOME –mtime 3</text:p>
      <text:p text:style-name="P61"/>
      <text:p text:style-name="P59"><text:span text:style-name="T77">4.</text:span>3. Encuentre todos los archivos bajo /var y bajo su directorio home que hayan sido modificados en los ultimos tres días.</text:p>
      <text:p text:style-name="P61">find /var $HOME <text:s/>–mtime 3</text:p>
      <text:p text:style-name="P61"/>
      <text:p text:style-name="P59"><text:span text:style-name="T77">4.</text:span>4. Búsqueda de directorios (sólo directorios) que empiecen por E en el directorio actual.</text:p>
      <text:p text:style-name="P61">find . <text:s text:c="2"/>-type d <text:s/>E*</text:p>
      <text:p text:style-name="P59"><text:s/><text:line-break/><text:span text:style-name="T77">4.</text:span>5. Búsqueda de directorios vacíos en el directorio actual.</text:p>
      <text:p text:style-name="P61">find . <text:s/>-depth -type d -empty</text:p>
      <text:p text:style-name="P61"/>
      <text:p text:style-name="P71"><text:span text:style-name="T18">Nota : <text:s/></text:span><text:span text:style-name="T29">-depth Procesa el contenido de la carpeta antes que la carpeta</text:span></text:p>
      <text:p text:style-name="P72">-type d: <text:s/>Archivos del tipo d (directorio)</text:p>
      <text:p text:style-name="P73"><text:span text:style-name="T72">-empty Archivo esta vacio</text:span> </text:p>
      <text:p text:style-name="P61"/>
      <text:p text:style-name="P59"><text:span text:style-name="T77">4.</text:span>6. Búsqueda de archivos vacíos.</text:p>
      <text:p text:style-name="P61">find . -depth -type f -empty</text:p>
      <text:p text:style-name="P61"/>
      <text:p text:style-name="P59"><text:span text:style-name="T77">4.</text:span>7. Búsqueda de ficheros cuyo nombre acabe en .txt. Incluye búsqueda en subcarpetas</text:p>
      <text:p text:style-name="P61"><text:span text:style-name="T34">find . -type f -name "*.txt"</text:span> </text:p>
      <text:p text:style-name="P61"/>
      <text:p text:style-name="P63"><text:span text:style-name="T23">4.</text:span><text:span text:style-name="T22">8. Búsqueda de ficheros cuyo nombre acabe en .txt. Incluye búsqueda solo en el directorio y subdirectorios del primer nivel.</text:span></text:p>
      <text:p text:style-name="P63"><text:span text:style-name="T49">find . -maxdepth </text:span><text:span text:style-name="T50">2</text:span><text:span text:style-name="T49"> -type f -name "*.txt"</text:span></text:p>
      <text:p text:style-name="P63"><text:span text:style-name="T49"/></text:p>
      <text:p text:style-name="P59"><text:span text:style-name="T77">4.9</text:span>. Encuentre todos los archivos bajo /usr llamados lp.</text:p>
      <text:p text:style-name="P62"><text:span text:style-name="T53"><text:s text:c="2"/>find</text:span><text:span text:style-name="T34"> <text:s/>/usr <text:s/>–name <text:s/>lp</text:span></text:p>
      <text:p text:style-name="P62"><text:span text:style-name="T49"/></text:p>
      <text:p text:style-name="P64"><text:span text:style-name="T60">4.</text:span><text:span text:style-name="Strong_20_Emphasis"><text:span text:style-name="T59">1</text:span></text:span><text:span text:style-name="Strong_20_Emphasis"><text:span text:style-name="T60">0</text:span></text:span><text:span text:style-name="Strong_20_Emphasis"><text:span text:style-name="T59">. </text:span></text:span><text:span text:style-name="T59">Buscar todos los archivos cuyo nombre es respaldo.txt y contiene tanto letras mayúsculas y minúsculas en el diretorio </text:span><text:span text:style-name="T60">$HOME</text:span><text:span text:style-name="T59">.</text:span></text:p>
      <text:p text:style-name="P64"><text:span text:style-name="T36"># find </text:span><text:span text:style-name="T37">$HOME</text:span><text:span text:style-name="T36"> -iname respaldo.txt</text:span></text:p>
      <text:p text:style-name="P64"><text:span text:style-name="Strong_20_Emphasis"><text:span text:style-name="T36"/></text:span></text:p>
      <text:p text:style-name="P64"><text:span text:style-name="Strong_20_Emphasis"><text:span text:style-name="T59">4.</text:span></text:span><text:span text:style-name="Strong_20_Emphasis"><text:span text:style-name="T60">11</text:span></text:span><text:span text:style-name="Strong_20_Emphasis"><text:span text:style-name="T59">. </text:span></text:span><text:span text:style-name="T59">Buscar todos los directorios cuyo nombre es respaldo en / directorio.</text:span><text:span text:style-name="T36"><text:line-break/># find / -type d -name respaldo</text:span></text:p>
      <text:p text:style-name="P64"><text:soft-page-break/><text:span text:style-name="T61">4.12.</text:span><text:span text:style-name="Strong_20_Emphasis"><text:span text:style-name="T59"> </text:span></text:span><text:span text:style-name="T59">Buscar todos los archivos php <text:s/>cuyo nombre es respaldo.php en el directorio de trabajo actual.</text:span><text:span text:style-name="T36"><text:line-break/># find <text:s/>. <text:s/>-type f -name respaldo.php</text:span></text:p>
      <text:p text:style-name="P64"><text:span text:style-name="T40"/></text:p>
      <text:p text:style-name="P64"><text:span text:style-name="T62">4.13.</text:span><text:span text:style-name="Strong_20_Emphasis"><text:span text:style-name="T59"> Buscar todos los archivos PHP en Directorio actual.</text:span></text:span></text:p>
      <text:p text:style-name="P64"><text:span text:style-name="T36"># find . -type f -name "*.php"</text:span></text:p>
      <text:p text:style-name="P70"><text:span text:style-name="T78"/></text:p>
      <text:p text:style-name="P57"><text:span text:style-name="Strong_20_Emphasis"><text:span text:style-name="T25">4.14. Buscar los ficheros cuyo tamaño esté entre 10M y 20M</text:span></text:span></text:p>
      <text:p text:style-name="P75"><text:bookmark text:name="yui_3_15_0_2_1486287793788_1150"/>$ find / -size +10240k -size -20480k </text:p>
      <text:p text:style-name="P75"/>
      <text:p text:style-name="P76"><text:span text:style-name="Strong_20_Emphasis"><text:span text:style-name="T26">4.15. B</text:span></text:span><text:span text:style-name="Strong_20_Emphasis"><text:span text:style-name="T24">usca</text:span></text:span><text:span text:style-name="Strong_20_Emphasis"><text:span text:style-name="T27">r</text:span></text:span><text:span text:style-name="Strong_20_Emphasis"><text:span text:style-name="T24"> todos los ficheros que se nombren core y los borra interactivamente </text:span></text:span><text:span text:style-name="Strong_20_Emphasis"><text:span text:style-name="T27">(consultando al usuario).</text:span></text:span></text:p>
      <text:p text:style-name="P76"><text:bookmark text:name="yui_3_15_0_2_1486287793788_1162"/># find / -name core -exec rm -i "{}” <text:s/>";” <text:s/></text:p>
      <text:p text:style-name="P77"><text:span text:style-name="T79">Nota: </text:span>Los signos "” se utilizan para proteger de la interpretación del shell. <text:span text:style-name="T80">También se podrían escapar con el carácter \ delante.</text:span></text:p>
      <text:p text:style-name="P64"><text:span text:style-name="T38"/></text:p>
      <text:p text:style-name="P64"><text:span text:style-name="Strong_20_Emphasis"><text:span text:style-name="T62">4.1</text:span></text:span><text:span text:style-name="Strong_20_Emphasis"><text:span text:style-name="T64">6</text:span></text:span><text:span text:style-name="Strong_20_Emphasis"><text:span text:style-name="T62">. </text:span></text:span><text:span text:style-name="Strong_20_Emphasis"><text:span text:style-name="T59">Buscar todos los archivos cuyos permisos son 777 </text:span></text:span><text:span text:style-name="Strong_20_Emphasis"><text:span text:style-name="T63">en el directorio actual.</text:span></text:span></text:p>
      <text:p text:style-name="P64"><text:span text:style-name="T36"># find . -type f -perm 0777 </text:span></text:p>
      <text:p text:style-name="P64"><text:span text:style-name="T36"/></text:p>
      <text:p text:style-name="P67"><text:span text:style-name="Strong_20_Emphasis"><text:span text:style-name="T65">4</text:span></text:span><text:span text:style-name="Strong_20_Emphasis"><text:span text:style-name="T62">.1</text:span></text:span><text:span text:style-name="Strong_20_Emphasis"><text:span text:style-name="T65">7</text:span></text:span><text:span text:style-name="Strong_20_Emphasis"><text:span text:style-name="T62">. </text:span></text:span><text:span text:style-name="Strong_20_Emphasis"><text:span text:style-name="T59">Buscar todos los archivos cuyos permisos </text:span></text:span><text:span text:style-name="Strong_20_Emphasis"><text:span text:style-name="T65">NO </text:span></text:span><text:span text:style-name="Strong_20_Emphasis"><text:span text:style-name="T59">son 777 </text:span></text:span><text:span text:style-name="Strong_20_Emphasis"><text:span text:style-name="T63">en el directorio actual.</text:span></text:span></text:p>
      <text:p text:style-name="P67"><text:span text:style-name="Emphasis"><text:span text:style-name="T36"># find . -type f </text:span></text:span><text:span text:style-name="Emphasis"><text:span text:style-name="T43">! </text:span></text:span><text:span text:style-name="Emphasis"><text:span text:style-name="T36"><text:s/>-perm 0777</text:span></text:span></text:p>
      <text:p text:style-name="P65"><text:span text:style-name="Strong_20_Emphasis"><text:span text:style-name="T39"/></text:span></text:p>
      <text:p text:style-name="P66"><text:span text:style-name="Strong_20_Emphasis"><text:span text:style-name="T66">4.18. </text:span></text:span><text:span text:style-name="Strong_20_Emphasis"><text:span text:style-name="T59">Buscar <text:s text:c="2"/></text:span></text:span><text:span text:style-name="Strong_20_Emphasis"><text:span text:style-name="T67">todos los </text:span></text:span><text:span text:style-name="Strong_20_Emphasis"><text:span text:style-name="T59">archivos </text:span></text:span><text:span text:style-name="Strong_20_Emphasis"><text:span text:style-name="T67">del sistema con permisos de </text:span></text:span><text:span text:style-name="Strong_20_Emphasis"><text:span text:style-name="T59">sólo de lectura </text:span></text:span><text:span text:style-name="Strong_20_Emphasis"><text:span text:style-name="T67">para el grupo.</text:span></text:span></text:p>
      <text:p text:style-name="P66"><text:span text:style-name="T36"># find / -perm / </text:span><text:span text:style-name="T41">g</text:span><text:span text:style-name="T36">=r</text:span></text:p>
      <text:p text:style-name="P66"><text:span text:style-name="T36"/></text:p>
      <text:p text:style-name="P68"><text:span text:style-name="Strong_20_Emphasis"><text:span text:style-name="T66">4.1</text:span></text:span><text:span text:style-name="Strong_20_Emphasis"><text:span text:style-name="T68">9</text:span></text:span><text:span text:style-name="Strong_20_Emphasis"><text:span text:style-name="T59">. Buscar archivos ejecutables </text:span></text:span><text:span text:style-name="Strong_20_Emphasis"><text:span text:style-name="T68">en todos los grupos de permisos</text:span></text:span><text:span text:style-name="Strong_20_Emphasis"><text:span text:style-name="T46">.</text:span></text:span><text:span text:style-name="T36"><text:line-break/># find / -perm / a=x<text:line-break/><text:line-break/></text:span><text:span text:style-name="Strong_20_Emphasis"><text:span text:style-name="T68">4.20. <text:s/>Buscar todos los archivos con permisos 777 y utilizar el comando chmod para establecer permisos a 644 </text:span></text:span><text:span text:style-name="T36">.<text:line-break/># find / -type f -perm 0777 -print -exec chmod 644 {} \;<text:line-break/><text:line-break/></text:span><text:span text:style-name="T52">Nota; <text:s/></text:span><text:span text:style-name="T51">S</text:span><text:span text:style-name="Strong_20_Emphasis"><text:span text:style-name="T58">i queremos que específicamente se busquen ficheros que tengan el bit ejecutable para usuario y grupo usaríamos “/”, y no “-“:</text:span></text:span></text:p>
      <text:p text:style-name="P68"><text:span text:style-name="Strong_20_Emphasis"><text:span text:style-name="T71">find -type f -perm /110</text:span></text:span></text:p>
      <text:p text:style-name="P68"><text:span text:style-name="Strong_20_Emphasis"><text:span text:style-name="T71"/></text:span></text:p>
      <text:p text:style-name="P69"><text:span text:style-name="Strong_20_Emphasis"><text:span text:style-name="T68">4.21. Encontrar y eliminar un solo archivo</text:span></text:span><text:span text:style-name="T36"><text:line-break/>Para encontrar un solo archivo llamado respaldo.txt y eliminarlo.<text:line-break/># find . -type f -name "respaldo.txt" -exec rm -f {} \;<text:line-break/><text:line-break/></text:span><text:span text:style-name="Strong_20_Emphasis"><text:span text:style-name="T68">4.22. Listar todos los archivos vacíos bajo /tmp.</text:span></text:span><text:span text:style-name="T36"><text:line-break/># find /tmp -type f -empty<text:line-break/><text:line-break/></text:span><text:span text:style-name="Strong_20_Emphasis"><text:span text:style-name="T68">4.23. Buscar todos los directorios vacíos</text:span></text:span><text:span text:style-name="T36"><text:line-break/># find /tmp -type d -empty<text:line-break/><text:line-break/></text:span><text:span text:style-name="Strong_20_Emphasis"><text:span text:style-name="T68">4.24. Buscar <text:s/>archivos del propietario root</text:span></text:span><text:span text:style-name="T36"><text:line-break/># find / -user root -name respaldo.txt<text:line-break/><text:line-break/>Además podemos buscar archivos que pertenecen a un usuario </text:span><text:span text:style-name="Strong_20_Emphasis"><text:span text:style-name="T44">A</text:span></text:span><text:span text:style-name="T36"> o a un usuario </text:span><text:span text:style-name="Strong_20_Emphasis"><text:span text:style-name="T44">B</text:span></text:span><text:span text:style-name="T36"> con el parámetro </text:span><text:span text:style-name="Strong_20_Emphasis"><text:span text:style-name="T44">-o</text:span></text:span><text:span text:style-name="T36">, por ejemplo:<text:line-break/># find </text:span><text:span text:style-name="Strong_20_Emphasis"><text:span text:style-name="T44">-user </text:span></text:span><text:span text:style-name="T36">root </text:span><text:span text:style-name="Strong_20_Emphasis"><text:span text:style-name="T44">-o</text:span></text:span><text:span text:style-name="T36"> </text:span><text:span text:style-name="Strong_20_Emphasis"><text:span text:style-name="T44">-user</text:span></text:span><text:span text:style-name="T36"> www-data<text:line-break/><text:line-break/>o que no pertenecen a nadie y han quedado "huérfanos", con la siguiente opcion:<text:line-break/><text:line-break/># find </text:span><text:span text:style-name="Strong_20_Emphasis"><text:span text:style-name="T44">-n</text:span></text:span><text:span text:style-name="Strong_20_Emphasis"><text:span text:style-name="T45">o</text:span></text:span><text:span text:style-name="Strong_20_Emphasis"><text:span text:style-name="T44">user</text:span></text:span><text:span text:style-name="T36"><text:line-break/><text:line-break/><text:line-break/></text:span><text:span text:style-name="Strong_20_Emphasis"><text:span text:style-name="T68">4.25. Buscar todos los archivos propiedad del grupo “developer”</text:span></text:span><text:span text:style-name="T36"><text:line-break/># find /home -group developer<text:line-break/><text:line-break/></text:span><text:soft-page-break/><text:span text:style-name="Strong_20_Emphasis"><text:span text:style-name="T68"><text:line-break/>4.26. Buscar los archivos modificados los últimos 50 dias</text:span></text:span><text:span text:style-name="T36"><text:line-break/>Para encontrar todos los archivos que se modificaron 50 días atrás.<text:line-break/># find / -mtime 50<text:line-break/><text:line-break/><text:line-break/></text:span><text:span text:style-name="Strong_20_Emphasis"><text:span text:style-name="T68">4.27. Buscar los archivos accedidos los últimos 50 días</text:span></text:span><text:span text:style-name="T36"><text:line-break/>Para encontrar todos los archivos que se accedieron los últimos <text:s/>50 días atrás.<text:line-break/># find / -atime 50<text:line-break/><text:line-break/><text:line-break/></text:span><text:span text:style-name="Strong_20_Emphasis"><text:span text:style-name="T68">4.28. Buscar los archivos modificados entre los últimos 50-100 <text:s/>días </text:span></text:span><text:span text:style-name="T36"><text:line-break/>Para encontrar todos los archivos que se modifican más de 50 días atrás ya menos de 100 días.<text:line-break/># find / -mtime +50 -mtime -100<text:line-break/><text:line-break/><text:line-break/></text:span><text:span text:style-name="Strong_20_Emphasis"><text:span text:style-name="T68">4.29. Buscar archivos modificados en los últimos 60 minutos, ie. 1 hora</text:span></text:span><text:span text:style-name="T36"><text:line-break/>Para encontrar todos los archivos que se cambian en el último hora .<text:line-break/># find / -cmin -60<text:line-break/><text:line-break/><text:line-break/></text:span><text:span text:style-name="Strong_20_Emphasis"><text:span text:style-name="T68">4.</text:span></text:span><text:span text:style-name="Strong_20_Emphasis"><text:span text:style-name="T44">30. Buscar los archivos modificados en la última hora</text:span></text:span><text:span text:style-name="T36"><text:line-break/>Para encontrar todos los archivos que se han modificado en la última <text:s/>hora .<text:line-break/># find / -mmin -60<text:line-break/><text:line-break/><text:line-break/></text:span><text:span text:style-name="Strong_20_Emphasis"><text:span text:style-name="T68">4.</text:span></text:span><text:span text:style-name="Strong_20_Emphasis"><text:span text:style-name="T44">31. Buscar archivos accedidos en la última hora</text:span></text:span><text:span text:style-name="T36"><text:line-break/>Para encontrar todos los archivos que se accede en la última hora .<text:line-break/># find / -amin -60<text:line-break/><text:line-break/><text:line-break/></text:span><text:span text:style-name="Strong_20_Emphasis"><text:span text:style-name="T68">4.</text:span></text:span><text:span text:style-name="Strong_20_Emphasis"><text:span text:style-name="T44">32. Buscar archivos de 50MB</text:span></text:span><text:span text:style-name="T36"><text:line-break/>Para encontrar todos los archivos de <text:s/>50MB<text:line-break/># find / -size 50M<text:line-break/><text:line-break/><text:line-break/></text:span><text:span text:style-name="Strong_20_Emphasis"><text:span text:style-name="T68">4.</text:span></text:span><text:span text:style-name="Strong_20_Emphasis"><text:span text:style-name="T44">33. Buscar los archivos entre entre 50MB - 100MB</text:span></text:span><text:span text:style-name="T36"><text:line-break/>Para encontrar todos los archivos que son mayores a 50 MB y menos de 100 MB .<text:line-break/># find / -size +50M -size -100M<text:line-break/><text:line-break/><text:line-break/></text:span><text:span text:style-name="Strong_20_Emphasis"><text:span text:style-name="T68">4.</text:span></text:span><text:span text:style-name="Strong_20_Emphasis"><text:span text:style-name="T44">34. Encontrar y eliminar archivos de mas de 100 MB</text:span></text:span><text:span text:style-name="T36"><text:line-break/>Para encontrar todos los 100MB archivos y eliminarlos utilizando un solo comando.<text:line-break/># find / -size +100M -exec rm -rf {} \;<text:line-break/><text:line-break/><text:line-break/></text:span><text:span text:style-name="Strong_20_Emphasis"><text:span text:style-name="T68">4.</text:span></text:span><text:span text:style-name="Strong_20_Emphasis"><text:span text:style-name="T44">3</text:span></text:span><text:span text:style-name="Strong_20_Emphasis"><text:span text:style-name="T46">5</text:span></text:span><text:span text:style-name="Strong_20_Emphasis"><text:span text:style-name="T44"> Buscar y copiar </text:span></text:span><text:span text:style-name="Strong_20_Emphasis"><text:span text:style-name="T46">en el directorio /home/pepe</text:span></text:span><text:span text:style-name="T36"><text:line-break/># find . -type f -name "*.deb" -exec cp -f {} /home/pepe/ \;<text:line-break/><text:line-break/><text:line-break/></text:span><text:span text:style-name="Strong_20_Emphasis"><text:span text:style-name="T68">4.</text:span></text:span><text:span text:style-name="Strong_20_Emphasis"><text:span text:style-name="T44">3</text:span></text:span><text:span text:style-name="Strong_20_Emphasis"><text:span text:style-name="T46">6</text:span></text:span><text:span text:style-name="Strong_20_Emphasis"><text:span text:style-name="T44"> <text:s/>Busca y elimina todas los archivos "core" y "*. BAK".</text:span></text:span><text:span text:style-name="Strong_20_Emphasis"><text:span text:style-name="T36"><text:line-break/> # <text:s/>find . (-name core -o -name ’*.BAK’) -exec rm -f {} \;</text:span></text:span></text:p>
      <text:p text:style-name="P69"><text:span text:style-name="Strong_20_Emphasis"><text:span text:style-name="T36"/></text:span></text:p>
      <text:p text:style-name="P69"><text:span text:style-name="Strong_20_Emphasis"><text:span text:style-name="T36"/></text:span></text:p>
      <text:p text:style-name="P74"/>
      <text:p text:style-name="P21"/>
      <text:p text:style-name="P20"/>
      <text:h text:style-name="P53" text:outline-level="2"><text:soft-page-break/><text:span text:style-name="T77">5. </text:span>Ejemplos de la orden wc (con grep y find)</text:h>
      <text:p text:style-name="P20"/>
      <text:p text:style-name="P23"><text:span text:style-name="T77">5</text:span>.1. Ejecuta las siguientes órdenes y <text:s/>observa <text:s/>el resultado:</text:p>
      <text:p text:style-name="P36"><text:tab/>$ cd /usr/share/doc</text:p>
      <text:p text:style-name="P36"><text:tab/>$ find . -type f | wc -l</text:p>
      <text:p text:style-name="P37"><text:tab/>7582 </text:p>
      <text:p text:style-name="P38">¿Qué indica el nº devuelto? Es la cantidad total de documentos</text:p>
      <text:p text:style-name="P35"/>
      <text:p text:style-name="P29"><text:span text:style-name="T77">5.</text:span>2. Contar el número de veces que aparece un cadena (patrón) en el contenido de un fichero: uso de modificadores -w y -o <text:s/>de grep</text:p>
      <text:p text:style-name="P39">grep -wo palabraquequierescontar <text:s/>nombre_fichero| wc -w</text:p>
      <text:p text:style-name="P39">-w busca palabras exactas</text:p>
      <text:p text:style-name="P39">-o , grep por defecto muestra la/s línea/s completa/s donde se encuentra el patron; con -o saca cada resultado en una línea por lo que permite contar las veces que la encuentra.</text:p>
      <text:p text:style-name="P40"><text:span text:style-name="T73"><text:line-break/>5.3</text:span>. Contar el número de veces que se ha logueado el usuario root</text:p>
      <text:p text:style-name="P52">last | grep root | wc -l</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Luxi-sans, 'Nimbus Sans L', sans-serif"/>
    <style:font-face style:name="Arial2" svg:font-family="Arial, Helvetica, sans-serif"/>
    <style:font-face style:name="DroidSansRegular" svg:font-family="DroidSansRegular"/>
    <style:font-face style:name="Georgia" svg:font-family="Georgia, Times, 'Times New Roman', serif"/>
    <style:font-face style:name="KreonRegular" svg:font-family="KreonRegular"/>
    <style:font-face style:name="Mangal1" svg:font-family="Mangal"/>
    <style:font-face style:name="Monaco" svg:font-family="Monaco, 'Courier New', 'DejaVu Sans Mono', 'Bitstream Vera Sans Mono', monospace"/>
    <style:font-face style:name="arial" svg:font-family="arial, helvetica, clean, sans-serif"/>
    <style:font-face style:name="arial1" svg:font-family="arial, sans-serif"/>
    <style:font-face style:name="menlo" svg:font-family="menlo, consolas, 'andale mono', 'lucida console', 'nimbus mono l', 'dejavu sans mono', monospace, 'courier new'"/>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harterBT-Bold" svg:font-family="CharterBT-Bold" style:font-family-generic="system" style:font-pitch="variable"/>
    <style:font-face style:name="CharterBT-Roman" svg:font-family="CharterBT-Roma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PMincho" svg:font-family="'MS P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25cm" fo:margin-bottom="2.506cm" fo:margin-left="1.879cm" fo:margin-right="1.49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4</meta:editing-cycles>
    <meta:creation-date>2013-01-10T10:46:43</meta:creation-date>
    <meta:editing-duration>PT21H56M59S</meta:editing-duration>
    <meta:generator>LibreOffice/4.4.2.2$Windows_x86 LibreOffice_project/c4c7d32d0d49397cad38d62472b0bc8acff48dd6</meta:generator>
    <dc:date>2017-02-05T16:59:49.562000000</dc:date>
    <meta:document-statistic meta:table-count="0" meta:image-count="0" meta:object-count="0" meta:page-count="8" meta:paragraph-count="173" meta:word-count="2318" meta:character-count="13625" meta:non-whitespace-character-count="111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